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tClassique" table:style-name="ta1">
        <table:shapes>
          <draw:frame draw:z-index="0" draw:style-name="gr1" draw:text-style-name="P1" svg:width="453.15pt" svg:height="255.26pt" svg:x="377.4pt" svg:y="676.89pt">
            <loext:p draw:notify-on-update-of-ranges="ResultatClassique.E1:ResultatClassique.E125 ResultatClassique.F1:ResultatClassique.F1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2.37pt" svg:y="395.89pt">
            <loext:p draw:notify-on-update-of-ranges="ResultatClassique.O1:ResultatClassique.O125 ResultatClassique.P1:ResultatClassique.P1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80.49pt" svg:y="115pt">
            <loext:p draw:notify-on-update-of-ranges="ResultatClassique.A1:ResultatClassique.A125 ResultatClassique.B1:ResultatClassique.B1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.8074472575" calcext:value-type="float">
            <text:p>-10.8074472575</text:p>
          </table:table-cell>
          <table:table-cell office:value-type="float" office:value="0.000558" calcext:value-type="float">
            <text:p>0.000558</text:p>
          </table:table-cell>
          <table:table-cell table:formula="of:=[.E1]^3" office:value-type="float" office:value="262144" calcext:value-type="float">
            <text:p>262144</text:p>
          </table:table-cell>
          <table:table-cell table:formula="of:=2^[.A1]" office:value-type="float" office:value="64" calcext:value-type="float">
            <text:p>64</text:p>
          </table:table-cell>
          <table:table-cell table:formula="of:=[.C1]/[.D1]" office:value-type="float" office:value="0.00000000212860107421875" calcext:value-type="float">
            <text:p>2.1286010742187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558" calcext:value-type="float">
            <text:p>0.000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30689133" calcext:value-type="float">
            <text:p>-11.530689133</text:p>
          </table:table-cell>
          <table:table-cell office:value-type="float" office:value="0.000338" calcext:value-type="float">
            <text:p>0.000338</text:p>
          </table:table-cell>
          <table:table-cell table:formula="of:=[.E2]^3" office:value-type="float" office:value="262144" calcext:value-type="float">
            <text:p>262144</text:p>
          </table:table-cell>
          <table:table-cell table:formula="of:=2^[.A2]" office:value-type="float" office:value="64" calcext:value-type="float">
            <text:p>64</text:p>
          </table:table-cell>
          <table:table-cell table:formula="of:=[.C2]/[.D2]" office:value-type="float" office:value="0.00000000128936767578125" calcext:value-type="float">
            <text:p>1.2893676757812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38" calcext:value-type="float">
            <text:p>0.0003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198159156" calcext:value-type="float">
            <text:p>-11.4198159156</text:p>
          </table:table-cell>
          <table:table-cell office:value-type="float" office:value="0.000365" calcext:value-type="float">
            <text:p>0.000365</text:p>
          </table:table-cell>
          <table:table-cell table:formula="of:=[.E3]^3" office:value-type="float" office:value="262144" calcext:value-type="float">
            <text:p>262144</text:p>
          </table:table-cell>
          <table:table-cell table:formula="of:=2^[.A3]" office:value-type="float" office:value="64" calcext:value-type="float">
            <text:p>64</text:p>
          </table:table-cell>
          <table:table-cell table:formula="of:=[.C3]/[.D3]" office:value-type="float" office:value="0.00000000139236450195312" calcext:value-type="float">
            <text:p>1.39236450195312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598933549" calcext:value-type="float">
            <text:p>-11.4598933549</text:p>
          </table:table-cell>
          <table:table-cell office:value-type="float" office:value="0.000355" calcext:value-type="float">
            <text:p>0.000355</text:p>
          </table:table-cell>
          <table:table-cell table:formula="of:=[.E4]^3" office:value-type="float" office:value="262144" calcext:value-type="float">
            <text:p>262144</text:p>
          </table:table-cell>
          <table:table-cell table:formula="of:=2^[.A4]" office:value-type="float" office:value="64" calcext:value-type="float">
            <text:p>64</text:p>
          </table:table-cell>
          <table:table-cell table:formula="of:=[.C4]/[.D4]" office:value-type="float" office:value="0.00000000135421752929688" calcext:value-type="float">
            <text:p>1.35421752929688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55" calcext:value-type="float">
            <text:p>0.000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3503679874" calcext:value-type="float">
            <text:p>-11.3503679874</text:p>
          </table:table-cell>
          <table:table-cell office:value-type="float" office:value="0.000383" calcext:value-type="float">
            <text:p>0.000383</text:p>
          </table:table-cell>
          <table:table-cell table:formula="of:=[.E5]^3" office:value-type="float" office:value="262144" calcext:value-type="float">
            <text:p>262144</text:p>
          </table:table-cell>
          <table:table-cell table:formula="of:=2^[.A5]" office:value-type="float" office:value="64" calcext:value-type="float">
            <text:p>64</text:p>
          </table:table-cell>
          <table:table-cell table:formula="of:=[.C5]/[.D5]" office:value-type="float" office:value="0.00000000146102905273437" calcext:value-type="float">
            <text:p>1.46102905273437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83" calcext:value-type="float">
            <text:p>0.000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137152703" calcext:value-type="float">
            <text:p>-11.137152703</text:p>
          </table:table-cell>
          <table:table-cell office:value-type="float" office:value="0.000444" calcext:value-type="float">
            <text:p>0.000444</text:p>
          </table:table-cell>
          <table:table-cell table:formula="of:=[.E6]^3" office:value-type="float" office:value="262144" calcext:value-type="float">
            <text:p>262144</text:p>
          </table:table-cell>
          <table:table-cell table:formula="of:=2^[.A6]" office:value-type="float" office:value="64" calcext:value-type="float">
            <text:p>64</text:p>
          </table:table-cell>
          <table:table-cell table:formula="of:=[.C6]/[.D6]" office:value-type="float" office:value="0.0000000016937255859375" calcext:value-type="float">
            <text:p>1.693725585937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444" calcext:value-type="float">
            <text:p>0.000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137160544" calcext:value-type="float">
            <text:p>-11.5137160544</text:p>
          </table:table-cell>
          <table:table-cell office:value-type="float" office:value="0.000342" calcext:value-type="float">
            <text:p>0.000342</text:p>
          </table:table-cell>
          <table:table-cell table:formula="of:=[.E7]^3" office:value-type="float" office:value="262144" calcext:value-type="float">
            <text:p>262144</text:p>
          </table:table-cell>
          <table:table-cell table:formula="of:=2^[.A7]" office:value-type="float" office:value="64" calcext:value-type="float">
            <text:p>64</text:p>
          </table:table-cell>
          <table:table-cell table:formula="of:=[.C7]/[.D7]" office:value-type="float" office:value="0.00000000130462646484375" calcext:value-type="float">
            <text:p>1.3046264648437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2" calcext:value-type="float">
            <text:p>0.000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095038032" calcext:value-type="float">
            <text:p>-11.5095038032</text:p>
          </table:table-cell>
          <table:table-cell office:value-type="float" office:value="0.000343" calcext:value-type="float">
            <text:p>0.000343</text:p>
          </table:table-cell>
          <table:table-cell table:formula="of:=[.E8]^3" office:value-type="float" office:value="262144" calcext:value-type="float">
            <text:p>262144</text:p>
          </table:table-cell>
          <table:table-cell table:formula="of:=2^[.A8]" office:value-type="float" office:value="64" calcext:value-type="float">
            <text:p>64</text:p>
          </table:table-cell>
          <table:table-cell table:formula="of:=[.C8]/[.D8]" office:value-type="float" office:value="0.00000000130844116210937" calcext:value-type="float">
            <text:p>1.30844116210937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3" calcext:value-type="float">
            <text:p>0.000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39715473" calcext:value-type="float">
            <text:p>-11.439715473</text:p>
          </table:table-cell>
          <table:table-cell office:value-type="float" office:value="0.00036" calcext:value-type="float">
            <text:p>0.00036</text:p>
          </table:table-cell>
          <table:table-cell table:formula="of:=[.E9]^3" office:value-type="float" office:value="262144" calcext:value-type="float">
            <text:p>262144</text:p>
          </table:table-cell>
          <table:table-cell table:formula="of:=2^[.A9]" office:value-type="float" office:value="64" calcext:value-type="float">
            <text:p>64</text:p>
          </table:table-cell>
          <table:table-cell table:formula="of:=[.C9]/[.D9]" office:value-type="float" office:value="0.000000001373291015625" calcext:value-type="float">
            <text:p>1.37329101562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221776332" calcext:value-type="float">
            <text:p>-11.5221776332</text:p>
          </table:table-cell>
          <table:table-cell office:value-type="float" office:value="0.00034" calcext:value-type="float">
            <text:p>0.00034</text:p>
          </table:table-cell>
          <table:table-cell table:formula="of:=[.E10]^3" office:value-type="float" office:value="262144" calcext:value-type="float">
            <text:p>262144</text:p>
          </table:table-cell>
          <table:table-cell table:formula="of:=2^[.A10]" office:value-type="float" office:value="64" calcext:value-type="float">
            <text:p>64</text:p>
          </table:table-cell>
          <table:table-cell table:formula="of:=[.C10]/[.D10]" office:value-type="float" office:value="0.0000000012969970703125" calcext:value-type="float">
            <text:p>1.296997070312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3316557271" calcext:value-type="float">
            <text:p>-11.3316557271</text:p>
          </table:table-cell>
          <table:table-cell office:value-type="float" office:value="0.000388" calcext:value-type="float">
            <text:p>0.000388</text:p>
          </table:table-cell>
          <table:table-cell table:formula="of:=[.E11]^3" office:value-type="float" office:value="262144" calcext:value-type="float">
            <text:p>262144</text:p>
          </table:table-cell>
          <table:table-cell table:formula="of:=2^[.A11]" office:value-type="float" office:value="64" calcext:value-type="float">
            <text:p>64</text:p>
          </table:table-cell>
          <table:table-cell table:formula="of:=[.C11]/[.D11]" office:value-type="float" office:value="0.0000000014801025390625" calcext:value-type="float">
            <text:p>1.480102539062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88" calcext:value-type="float">
            <text:p>0.000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221776332" calcext:value-type="float">
            <text:p>-11.5221776332</text:p>
          </table:table-cell>
          <table:table-cell office:value-type="float" office:value="0.00034" calcext:value-type="float">
            <text:p>0.00034</text:p>
          </table:table-cell>
          <table:table-cell table:formula="of:=[.E12]^3" office:value-type="float" office:value="262144" calcext:value-type="float">
            <text:p>262144</text:p>
          </table:table-cell>
          <table:table-cell table:formula="of:=2^[.A12]" office:value-type="float" office:value="64" calcext:value-type="float">
            <text:p>64</text:p>
          </table:table-cell>
          <table:table-cell table:formula="of:=[.C12]/[.D12]" office:value-type="float" office:value="0.0000000012969970703125" calcext:value-type="float">
            <text:p>1.296997070312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053038146" calcext:value-type="float">
            <text:p>-11.5053038146</text:p>
          </table:table-cell>
          <table:table-cell office:value-type="float" office:value="0.000344" calcext:value-type="float">
            <text:p>0.000344</text:p>
          </table:table-cell>
          <table:table-cell table:formula="of:=[.E13]^3" office:value-type="float" office:value="262144" calcext:value-type="float">
            <text:p>262144</text:p>
          </table:table-cell>
          <table:table-cell table:formula="of:=2^[.A13]" office:value-type="float" office:value="64" calcext:value-type="float">
            <text:p>64</text:p>
          </table:table-cell>
          <table:table-cell table:formula="of:=[.C13]/[.D13]" office:value-type="float" office:value="0.000000001312255859375" calcext:value-type="float">
            <text:p>1.31225585937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4" calcext:value-type="float">
            <text:p>0.000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.917548099" calcext:value-type="float">
            <text:p>-10.917548099</text:p>
          </table:table-cell>
          <table:table-cell office:value-type="float" office:value="0.000517" calcext:value-type="float">
            <text:p>0.000517</text:p>
          </table:table-cell>
          <table:table-cell table:formula="of:=[.E14]^3" office:value-type="float" office:value="262144" calcext:value-type="float">
            <text:p>262144</text:p>
          </table:table-cell>
          <table:table-cell table:formula="of:=2^[.A14]" office:value-type="float" office:value="64" calcext:value-type="float">
            <text:p>64</text:p>
          </table:table-cell>
          <table:table-cell table:formula="of:=[.C14]/[.D14]" office:value-type="float" office:value="0.00000000197219848632812" calcext:value-type="float">
            <text:p>0.000000002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517" calcext:value-type="float">
            <text:p>0.0005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357135424" calcext:value-type="float">
            <text:p>-11.4357135424</text:p>
          </table:table-cell>
          <table:table-cell office:value-type="float" office:value="0.000361" calcext:value-type="float">
            <text:p>0.000361</text:p>
          </table:table-cell>
          <table:table-cell table:formula="of:=[.E15]^3" office:value-type="float" office:value="262144" calcext:value-type="float">
            <text:p>262144</text:p>
          </table:table-cell>
          <table:table-cell table:formula="of:=2^[.A15]" office:value-type="float" office:value="64" calcext:value-type="float">
            <text:p>64</text:p>
          </table:table-cell>
          <table:table-cell table:formula="of:=[.C15]/[.D15]" office:value-type="float" office:value="0.00000000137710571289062" calcext:value-type="float">
            <text:p>1.37710571289062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61" calcext:value-type="float">
            <text:p>0.000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179406403" calcext:value-type="float">
            <text:p>-11.5179406403</text:p>
          </table:table-cell>
          <table:table-cell office:value-type="float" office:value="0.000341" calcext:value-type="float">
            <text:p>0.000341</text:p>
          </table:table-cell>
          <table:table-cell table:formula="of:=[.E16]^3" office:value-type="float" office:value="262144" calcext:value-type="float">
            <text:p>262144</text:p>
          </table:table-cell>
          <table:table-cell table:formula="of:=2^[.A16]" office:value-type="float" office:value="64" calcext:value-type="float">
            <text:p>64</text:p>
          </table:table-cell>
          <table:table-cell table:formula="of:=[.C16]/[.D16]" office:value-type="float" office:value="0.00000000130081176757813" calcext:value-type="float">
            <text:p>1.30081176757813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1" calcext:value-type="float">
            <text:p>0.000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264271062" calcext:value-type="float">
            <text:p>-11.5264271062</text:p>
          </table:table-cell>
          <table:table-cell office:value-type="float" office:value="0.000339" calcext:value-type="float">
            <text:p>0.000339</text:p>
          </table:table-cell>
          <table:table-cell table:formula="of:=[.E17]^3" office:value-type="float" office:value="262144" calcext:value-type="float">
            <text:p>262144</text:p>
          </table:table-cell>
          <table:table-cell table:formula="of:=2^[.A17]" office:value-type="float" office:value="64" calcext:value-type="float">
            <text:p>64</text:p>
          </table:table-cell>
          <table:table-cell table:formula="of:=[.C17]/[.D17]" office:value-type="float" office:value="0.00000000129318237304688" calcext:value-type="float">
            <text:p>1.29318237304688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39" calcext:value-type="float">
            <text:p>0.000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179406403" calcext:value-type="float">
            <text:p>-11.5179406403</text:p>
          </table:table-cell>
          <table:table-cell office:value-type="float" office:value="0.000341" calcext:value-type="float">
            <text:p>0.000341</text:p>
          </table:table-cell>
          <table:table-cell table:formula="of:=[.E18]^3" office:value-type="float" office:value="262144" calcext:value-type="float">
            <text:p>262144</text:p>
          </table:table-cell>
          <table:table-cell table:formula="of:=2^[.A18]" office:value-type="float" office:value="64" calcext:value-type="float">
            <text:p>64</text:p>
          </table:table-cell>
          <table:table-cell table:formula="of:=[.C18]/[.D18]" office:value-type="float" office:value="0.00000000130081176757813" calcext:value-type="float">
            <text:p>1.30081176757813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1" calcext:value-type="float">
            <text:p>0.000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3693261451" calcext:value-type="float">
            <text:p>-11.3693261451</text:p>
          </table:table-cell>
          <table:table-cell office:value-type="float" office:value="0.000378" calcext:value-type="float">
            <text:p>0.000378</text:p>
          </table:table-cell>
          <table:table-cell table:formula="of:=[.E19]^3" office:value-type="float" office:value="262144" calcext:value-type="float">
            <text:p>262144</text:p>
          </table:table-cell>
          <table:table-cell table:formula="of:=2^[.A19]" office:value-type="float" office:value="64" calcext:value-type="float">
            <text:p>64</text:p>
          </table:table-cell>
          <table:table-cell table:formula="of:=[.C19]/[.D19]" office:value-type="float" office:value="0.00000000144195556640625" calcext:value-type="float">
            <text:p>1.4419555664062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78" calcext:value-type="float">
            <text:p>0.000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221776332" calcext:value-type="float">
            <text:p>-11.5221776332</text:p>
          </table:table-cell>
          <table:table-cell office:value-type="float" office:value="0.00034" calcext:value-type="float">
            <text:p>0.00034</text:p>
          </table:table-cell>
          <table:table-cell table:formula="of:=[.E20]^3" office:value-type="float" office:value="262144" calcext:value-type="float">
            <text:p>262144</text:p>
          </table:table-cell>
          <table:table-cell table:formula="of:=2^[.A20]" office:value-type="float" office:value="64" calcext:value-type="float">
            <text:p>64</text:p>
          </table:table-cell>
          <table:table-cell table:formula="of:=[.C20]/[.D20]" office:value-type="float" office:value="0.0000000012969970703125" calcext:value-type="float">
            <text:p>1.296997070312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221776332" calcext:value-type="float">
            <text:p>-11.5221776332</text:p>
          </table:table-cell>
          <table:table-cell office:value-type="float" office:value="0.00034" calcext:value-type="float">
            <text:p>0.00034</text:p>
          </table:table-cell>
          <table:table-cell table:formula="of:=[.E21]^3" office:value-type="float" office:value="262144" calcext:value-type="float">
            <text:p>262144</text:p>
          </table:table-cell>
          <table:table-cell table:formula="of:=2^[.A21]" office:value-type="float" office:value="64" calcext:value-type="float">
            <text:p>64</text:p>
          </table:table-cell>
          <table:table-cell table:formula="of:=[.C21]/[.D21]" office:value-type="float" office:value="0.0000000012969970703125" calcext:value-type="float">
            <text:p>1.296997070312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0519853197" calcext:value-type="float">
            <text:p>-11.0519853197</text:p>
          </table:table-cell>
          <table:table-cell office:value-type="float" office:value="0.000471" calcext:value-type="float">
            <text:p>0.000471</text:p>
          </table:table-cell>
          <table:table-cell table:formula="of:=[.E22]^3" office:value-type="float" office:value="262144" calcext:value-type="float">
            <text:p>262144</text:p>
          </table:table-cell>
          <table:table-cell table:formula="of:=2^[.A22]" office:value-type="float" office:value="64" calcext:value-type="float">
            <text:p>64</text:p>
          </table:table-cell>
          <table:table-cell table:formula="of:=[.C22]/[.D22]" office:value-type="float" office:value="0.00000000179672241210937" calcext:value-type="float">
            <text:p>1.79672241210937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471" calcext:value-type="float">
            <text:p>0.000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517883053" calcext:value-type="float">
            <text:p>-11.4517883053</text:p>
          </table:table-cell>
          <table:table-cell office:value-type="float" office:value="0.000357" calcext:value-type="float">
            <text:p>0.000357</text:p>
          </table:table-cell>
          <table:table-cell table:formula="of:=[.E23]^3" office:value-type="float" office:value="262144" calcext:value-type="float">
            <text:p>262144</text:p>
          </table:table-cell>
          <table:table-cell table:formula="of:=2^[.A23]" office:value-type="float" office:value="64" calcext:value-type="float">
            <text:p>64</text:p>
          </table:table-cell>
          <table:table-cell table:formula="of:=[.C23]/[.D23]" office:value-type="float" office:value="0.00000000136184692382813" calcext:value-type="float">
            <text:p>1.36184692382813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57" calcext:value-type="float">
            <text:p>0.0003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5053038146" calcext:value-type="float">
            <text:p>-11.5053038146</text:p>
          </table:table-cell>
          <table:table-cell office:value-type="float" office:value="0.000344" calcext:value-type="float">
            <text:p>0.000344</text:p>
          </table:table-cell>
          <table:table-cell table:formula="of:=[.E24]^3" office:value-type="float" office:value="262144" calcext:value-type="float">
            <text:p>262144</text:p>
          </table:table-cell>
          <table:table-cell table:formula="of:=2^[.A24]" office:value-type="float" office:value="64" calcext:value-type="float">
            <text:p>64</text:p>
          </table:table-cell>
          <table:table-cell table:formula="of:=[.C24]/[.D24]" office:value-type="float" office:value="0.000000001312255859375" calcext:value-type="float">
            <text:p>1.312255859375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344" calcext:value-type="float">
            <text:p>0.000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1600790998" calcext:value-type="float">
            <text:p>-11.1600790998</text:p>
          </table:table-cell>
          <table:table-cell office:value-type="float" office:value="0.000437" calcext:value-type="float">
            <text:p>0.000437</text:p>
          </table:table-cell>
          <table:table-cell table:formula="of:=[.E25]^3" office:value-type="float" office:value="262144" calcext:value-type="float">
            <text:p>262144</text:p>
          </table:table-cell>
          <table:table-cell table:formula="of:=2^[.A25]" office:value-type="float" office:value="64" calcext:value-type="float">
            <text:p>64</text:p>
          </table:table-cell>
          <table:table-cell table:formula="of:=[.C25]/[.D25]" office:value-type="float" office:value="0.00000000166702270507812" calcext:value-type="float">
            <text:p>1.66702270507812E-09</text:p>
          </table:table-cell>
          <table:table-cell table:number-columns-repeated="8"/>
          <table:table-cell office:value-type="float" office:value="262144" calcext:value-type="float">
            <text:p>262144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2108967825" calcext:value-type="float">
            <text:p>-8.2108967825</text:p>
          </table:table-cell>
          <table:table-cell office:value-type="float" office:value="0.003375" calcext:value-type="float">
            <text:p>0.003375</text:p>
          </table:table-cell>
          <table:table-cell table:formula="of:=[.E26]^3" office:value-type="float" office:value="2097152" calcext:value-type="float">
            <text:p>2097152</text:p>
          </table:table-cell>
          <table:table-cell table:formula="of:=2^[.A26]" office:value-type="float" office:value="128" calcext:value-type="float">
            <text:p>128</text:p>
          </table:table-cell>
          <table:table-cell table:formula="of:=[.C26]/[.D26]" office:value-type="float" office:value="0.00000000160932540893555" calcext:value-type="float">
            <text:p>1.60932540893555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375" calcext:value-type="float">
            <text:p>0.003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.6317881665" calcext:value-type="float">
            <text:p>-7.6317881665</text:p>
          </table:table-cell>
          <table:table-cell office:value-type="float" office:value="0.005042" calcext:value-type="float">
            <text:p>0.005042</text:p>
          </table:table-cell>
          <table:table-cell table:formula="of:=[.E27]^3" office:value-type="float" office:value="2097152" calcext:value-type="float">
            <text:p>2097152</text:p>
          </table:table-cell>
          <table:table-cell table:formula="of:=2^[.A27]" office:value-type="float" office:value="128" calcext:value-type="float">
            <text:p>128</text:p>
          </table:table-cell>
          <table:table-cell table:formula="of:=[.C27]/[.D27]" office:value-type="float" office:value="0.00000000240421295166016" calcext:value-type="float">
            <text:p>2.40421295166016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5042" calcext:value-type="float">
            <text:p>0.0050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2229157336" calcext:value-type="float">
            <text:p>-8.2229157336</text:p>
          </table:table-cell>
          <table:table-cell office:value-type="float" office:value="0.003347" calcext:value-type="float">
            <text:p>0.003347</text:p>
          </table:table-cell>
          <table:table-cell table:formula="of:=[.E28]^3" office:value-type="float" office:value="2097152" calcext:value-type="float">
            <text:p>2097152</text:p>
          </table:table-cell>
          <table:table-cell table:formula="of:=2^[.A28]" office:value-type="float" office:value="128" calcext:value-type="float">
            <text:p>128</text:p>
          </table:table-cell>
          <table:table-cell table:formula="of:=[.C28]/[.D28]" office:value-type="float" office:value="0.00000000159597396850586" calcext:value-type="float">
            <text:p>1.59597396850586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347" calcext:value-type="float">
            <text:p>0.0033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.9276993373" calcext:value-type="float">
            <text:p>-7.9276993373</text:p>
          </table:table-cell>
          <table:table-cell office:value-type="float" office:value="0.004107" calcext:value-type="float">
            <text:p>0.004107</text:p>
          </table:table-cell>
          <table:table-cell table:formula="of:=[.E29]^3" office:value-type="float" office:value="2097152" calcext:value-type="float">
            <text:p>2097152</text:p>
          </table:table-cell>
          <table:table-cell table:formula="of:=2^[.A29]" office:value-type="float" office:value="128" calcext:value-type="float">
            <text:p>128</text:p>
          </table:table-cell>
          <table:table-cell table:formula="of:=[.C29]/[.D29]" office:value-type="float" office:value="0.00000000195837020874023" calcext:value-type="float">
            <text:p>0.000000002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4107" calcext:value-type="float">
            <text:p>0.004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1461161012" calcext:value-type="float">
            <text:p>-8.1461161012</text:p>
          </table:table-cell>
          <table:table-cell office:value-type="float" office:value="0.00353" calcext:value-type="float">
            <text:p>0.00353</text:p>
          </table:table-cell>
          <table:table-cell table:formula="of:=[.E30]^3" office:value-type="float" office:value="2097152" calcext:value-type="float">
            <text:p>2097152</text:p>
          </table:table-cell>
          <table:table-cell table:formula="of:=2^[.A30]" office:value-type="float" office:value="128" calcext:value-type="float">
            <text:p>128</text:p>
          </table:table-cell>
          <table:table-cell table:formula="of:=[.C30]/[.D30]" office:value-type="float" office:value="0.00000000168323516845703" calcext:value-type="float">
            <text:p>1.68323516845703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53" calcext:value-type="float">
            <text:p>0.003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0751430407" calcext:value-type="float">
            <text:p>-8.0751430407</text:p>
          </table:table-cell>
          <table:table-cell office:value-type="float" office:value="0.003708" calcext:value-type="float">
            <text:p>0.003708</text:p>
          </table:table-cell>
          <table:table-cell table:formula="of:=[.E31]^3" office:value-type="float" office:value="2097152" calcext:value-type="float">
            <text:p>2097152</text:p>
          </table:table-cell>
          <table:table-cell table:formula="of:=2^[.A31]" office:value-type="float" office:value="128" calcext:value-type="float">
            <text:p>128</text:p>
          </table:table-cell>
          <table:table-cell table:formula="of:=[.C31]/[.D31]" office:value-type="float" office:value="0.00000000176811218261719" calcext:value-type="float">
            <text:p>1.76811218261719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708" calcext:value-type="float">
            <text:p>0.003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4016500412" calcext:value-type="float">
            <text:p>-8.4016500412</text:p>
          </table:table-cell>
          <table:table-cell office:value-type="float" office:value="0.002957" calcext:value-type="float">
            <text:p>0.002957</text:p>
          </table:table-cell>
          <table:table-cell table:formula="of:=[.E32]^3" office:value-type="float" office:value="2097152" calcext:value-type="float">
            <text:p>2097152</text:p>
          </table:table-cell>
          <table:table-cell table:formula="of:=2^[.A32]" office:value-type="float" office:value="128" calcext:value-type="float">
            <text:p>128</text:p>
          </table:table-cell>
          <table:table-cell table:formula="of:=[.C32]/[.D32]" office:value-type="float" office:value="0.00000000141000747680664" calcext:value-type="float">
            <text:p>1.41000747680664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2957" calcext:value-type="float">
            <text:p>0.0029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760207977" calcext:value-type="float">
            <text:p>-8.3760207977</text:p>
          </table:table-cell>
          <table:table-cell office:value-type="float" office:value="0.00301" calcext:value-type="float">
            <text:p>0.00301</text:p>
          </table:table-cell>
          <table:table-cell table:formula="of:=[.E33]^3" office:value-type="float" office:value="2097152" calcext:value-type="float">
            <text:p>2097152</text:p>
          </table:table-cell>
          <table:table-cell table:formula="of:=2^[.A33]" office:value-type="float" office:value="128" calcext:value-type="float">
            <text:p>128</text:p>
          </table:table-cell>
          <table:table-cell table:formula="of:=[.C33]/[.D33]" office:value-type="float" office:value="0.00000000143527984619141" calcext:value-type="float">
            <text:p>1.43527984619141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01" calcext:value-type="float">
            <text:p>0.003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.8718861221" calcext:value-type="float">
            <text:p>-7.8718861221</text:p>
          </table:table-cell>
          <table:table-cell office:value-type="float" office:value="0.004269" calcext:value-type="float">
            <text:p>0.004269</text:p>
          </table:table-cell>
          <table:table-cell table:formula="of:=[.E34]^3" office:value-type="float" office:value="2097152" calcext:value-type="float">
            <text:p>2097152</text:p>
          </table:table-cell>
          <table:table-cell table:formula="of:=2^[.A34]" office:value-type="float" office:value="128" calcext:value-type="float">
            <text:p>128</text:p>
          </table:table-cell>
          <table:table-cell table:formula="of:=[.C34]/[.D34]" office:value-type="float" office:value="0.00000000203561782836914" calcext:value-type="float">
            <text:p>0.000000002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4269" calcext:value-type="float">
            <text:p>0.0042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928946162" calcext:value-type="float">
            <text:p>-8.3928946162</text:p>
          </table:table-cell>
          <table:table-cell office:value-type="float" office:value="0.002975" calcext:value-type="float">
            <text:p>0.002975</text:p>
          </table:table-cell>
          <table:table-cell table:formula="of:=[.E35]^3" office:value-type="float" office:value="2097152" calcext:value-type="float">
            <text:p>2097152</text:p>
          </table:table-cell>
          <table:table-cell table:formula="of:=2^[.A35]" office:value-type="float" office:value="128" calcext:value-type="float">
            <text:p>128</text:p>
          </table:table-cell>
          <table:table-cell table:formula="of:=[.C35]/[.D35]" office:value-type="float" office:value="0.0000000014185905456543" calcext:value-type="float">
            <text:p>1.4185905456543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2975" calcext:value-type="float">
            <text:p>0.002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2087610382" calcext:value-type="float">
            <text:p>-8.2087610382</text:p>
          </table:table-cell>
          <table:table-cell office:value-type="float" office:value="0.00338" calcext:value-type="float">
            <text:p>0.00338</text:p>
          </table:table-cell>
          <table:table-cell table:formula="of:=[.E36]^3" office:value-type="float" office:value="2097152" calcext:value-type="float">
            <text:p>2097152</text:p>
          </table:table-cell>
          <table:table-cell table:formula="of:=2^[.A36]" office:value-type="float" office:value="128" calcext:value-type="float">
            <text:p>128</text:p>
          </table:table-cell>
          <table:table-cell table:formula="of:=[.C36]/[.D36]" office:value-type="float" office:value="0.00000000161170959472656" calcext:value-type="float">
            <text:p>1.61170959472656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38" calcext:value-type="float">
            <text:p>0.00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837100633" calcext:value-type="float">
            <text:p>-8.3837100633</text:p>
          </table:table-cell>
          <table:table-cell office:value-type="float" office:value="0.002994" calcext:value-type="float">
            <text:p>0.002994</text:p>
          </table:table-cell>
          <table:table-cell table:formula="of:=[.E37]^3" office:value-type="float" office:value="2097152" calcext:value-type="float">
            <text:p>2097152</text:p>
          </table:table-cell>
          <table:table-cell table:formula="of:=2^[.A37]" office:value-type="float" office:value="128" calcext:value-type="float">
            <text:p>128</text:p>
          </table:table-cell>
          <table:table-cell table:formula="of:=[.C37]/[.D37]" office:value-type="float" office:value="0.00000000142765045166016" calcext:value-type="float">
            <text:p>1.42765045166016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2994" calcext:value-type="float">
            <text:p>0.0029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698033057" calcext:value-type="float">
            <text:p>-8.3698033057</text:p>
          </table:table-cell>
          <table:table-cell office:value-type="float" office:value="0.003023" calcext:value-type="float">
            <text:p>0.003023</text:p>
          </table:table-cell>
          <table:table-cell table:formula="of:=[.E38]^3" office:value-type="float" office:value="2097152" calcext:value-type="float">
            <text:p>2097152</text:p>
          </table:table-cell>
          <table:table-cell table:formula="of:=2^[.A38]" office:value-type="float" office:value="128" calcext:value-type="float">
            <text:p>128</text:p>
          </table:table-cell>
          <table:table-cell table:formula="of:=[.C38]/[.D38]" office:value-type="float" office:value="0.00000000144147872924805" calcext:value-type="float">
            <text:p>1.44147872924805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023" calcext:value-type="float">
            <text:p>0.0030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.9614626787" calcext:value-type="float">
            <text:p>-7.9614626787</text:p>
          </table:table-cell>
          <table:table-cell office:value-type="float" office:value="0.004012" calcext:value-type="float">
            <text:p>0.004012</text:p>
          </table:table-cell>
          <table:table-cell table:formula="of:=[.E39]^3" office:value-type="float" office:value="2097152" calcext:value-type="float">
            <text:p>2097152</text:p>
          </table:table-cell>
          <table:table-cell table:formula="of:=2^[.A39]" office:value-type="float" office:value="128" calcext:value-type="float">
            <text:p>128</text:p>
          </table:table-cell>
          <table:table-cell table:formula="of:=[.C39]/[.D39]" office:value-type="float" office:value="0.00000000191307067871094" calcext:value-type="float">
            <text:p>1.91307067871094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4012" calcext:value-type="float">
            <text:p>0.004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1621439278" calcext:value-type="float">
            <text:p>-8.1621439278</text:p>
          </table:table-cell>
          <table:table-cell office:value-type="float" office:value="0.003491" calcext:value-type="float">
            <text:p>0.003491</text:p>
          </table:table-cell>
          <table:table-cell table:formula="of:=[.E40]^3" office:value-type="float" office:value="2097152" calcext:value-type="float">
            <text:p>2097152</text:p>
          </table:table-cell>
          <table:table-cell table:formula="of:=2^[.A40]" office:value-type="float" office:value="128" calcext:value-type="float">
            <text:p>128</text:p>
          </table:table-cell>
          <table:table-cell table:formula="of:=[.C40]/[.D40]" office:value-type="float" office:value="0.00000000166463851928711" calcext:value-type="float">
            <text:p>1.66463851928711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491" calcext:value-type="float">
            <text:p>0.0034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56975042" calcext:value-type="float">
            <text:p>-8.356975042</text:p>
          </table:table-cell>
          <table:table-cell office:value-type="float" office:value="0.00305" calcext:value-type="float">
            <text:p>0.00305</text:p>
          </table:table-cell>
          <table:table-cell table:formula="of:=[.E41]^3" office:value-type="float" office:value="2097152" calcext:value-type="float">
            <text:p>2097152</text:p>
          </table:table-cell>
          <table:table-cell table:formula="of:=2^[.A41]" office:value-type="float" office:value="128" calcext:value-type="float">
            <text:p>128</text:p>
          </table:table-cell>
          <table:table-cell table:formula="of:=[.C41]/[.D41]" office:value-type="float" office:value="0.00000000145435333251953" calcext:value-type="float">
            <text:p>1.45435333251953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05" calcext:value-type="float">
            <text:p>0.00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522526317" calcext:value-type="float">
            <text:p>-8.3522526317</text:p>
          </table:table-cell>
          <table:table-cell office:value-type="float" office:value="0.00306" calcext:value-type="float">
            <text:p>0.00306</text:p>
          </table:table-cell>
          <table:table-cell table:formula="of:=[.E42]^3" office:value-type="float" office:value="2097152" calcext:value-type="float">
            <text:p>2097152</text:p>
          </table:table-cell>
          <table:table-cell table:formula="of:=2^[.A42]" office:value-type="float" office:value="128" calcext:value-type="float">
            <text:p>128</text:p>
          </table:table-cell>
          <table:table-cell table:formula="of:=[.C42]/[.D42]" office:value-type="float" office:value="0.00000000145912170410156" calcext:value-type="float">
            <text:p>1.45912170410156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06" calcext:value-type="float">
            <text:p>0.00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61712961" calcext:value-type="float">
            <text:p>-8.361712961</text:p>
          </table:table-cell>
          <table:table-cell office:value-type="float" office:value="0.00304" calcext:value-type="float">
            <text:p>0.00304</text:p>
          </table:table-cell>
          <table:table-cell table:formula="of:=[.E43]^3" office:value-type="float" office:value="2097152" calcext:value-type="float">
            <text:p>2097152</text:p>
          </table:table-cell>
          <table:table-cell table:formula="of:=2^[.A43]" office:value-type="float" office:value="128" calcext:value-type="float">
            <text:p>128</text:p>
          </table:table-cell>
          <table:table-cell table:formula="of:=[.C43]/[.D43]" office:value-type="float" office:value="0.0000000014495849609375" calcext:value-type="float">
            <text:p>1.4495849609375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04" calcext:value-type="float">
            <text:p>0.00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1436660099" calcext:value-type="float">
            <text:p>-8.1436660099</text:p>
          </table:table-cell>
          <table:table-cell office:value-type="float" office:value="0.003536" calcext:value-type="float">
            <text:p>0.003536</text:p>
          </table:table-cell>
          <table:table-cell table:formula="of:=[.E44]^3" office:value-type="float" office:value="2097152" calcext:value-type="float">
            <text:p>2097152</text:p>
          </table:table-cell>
          <table:table-cell table:formula="of:=2^[.A44]" office:value-type="float" office:value="128" calcext:value-type="float">
            <text:p>128</text:p>
          </table:table-cell>
          <table:table-cell table:formula="of:=[.C44]/[.D44]" office:value-type="float" office:value="0.00000000168609619140625" calcext:value-type="float">
            <text:p>1.68609619140625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536" calcext:value-type="float">
            <text:p>0.0035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2823123918" calcext:value-type="float">
            <text:p>-8.2823123918</text:p>
          </table:table-cell>
          <table:table-cell office:value-type="float" office:value="0.003212" calcext:value-type="float">
            <text:p>0.003212</text:p>
          </table:table-cell>
          <table:table-cell table:formula="of:=[.E45]^3" office:value-type="float" office:value="2097152" calcext:value-type="float">
            <text:p>2097152</text:p>
          </table:table-cell>
          <table:table-cell table:formula="of:=2^[.A45]" office:value-type="float" office:value="128" calcext:value-type="float">
            <text:p>128</text:p>
          </table:table-cell>
          <table:table-cell table:formula="of:=[.C45]/[.D45]" office:value-type="float" office:value="0.00000000153160095214844" calcext:value-type="float">
            <text:p>1.53160095214844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212" calcext:value-type="float">
            <text:p>0.003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.9144121829" calcext:value-type="float">
            <text:p>-7.9144121829</text:p>
          </table:table-cell>
          <table:table-cell office:value-type="float" office:value="0.004145" calcext:value-type="float">
            <text:p>0.004145</text:p>
          </table:table-cell>
          <table:table-cell table:formula="of:=[.E46]^3" office:value-type="float" office:value="2097152" calcext:value-type="float">
            <text:p>2097152</text:p>
          </table:table-cell>
          <table:table-cell table:formula="of:=2^[.A46]" office:value-type="float" office:value="128" calcext:value-type="float">
            <text:p>128</text:p>
          </table:table-cell>
          <table:table-cell table:formula="of:=[.C46]/[.D46]" office:value-type="float" office:value="0.00000000197649002075195" calcext:value-type="float">
            <text:p>0.000000002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4145" calcext:value-type="float">
            <text:p>0.004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2190415689" calcext:value-type="float">
            <text:p>-8.2190415689</text:p>
          </table:table-cell>
          <table:table-cell office:value-type="float" office:value="0.003356" calcext:value-type="float">
            <text:p>0.003356</text:p>
          </table:table-cell>
          <table:table-cell table:formula="of:=[.E47]^3" office:value-type="float" office:value="2097152" calcext:value-type="float">
            <text:p>2097152</text:p>
          </table:table-cell>
          <table:table-cell table:formula="of:=2^[.A47]" office:value-type="float" office:value="128" calcext:value-type="float">
            <text:p>128</text:p>
          </table:table-cell>
          <table:table-cell table:formula="of:=[.C47]/[.D47]" office:value-type="float" office:value="0.00000000160026550292969" calcext:value-type="float">
            <text:p>1.60026550292969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356" calcext:value-type="float">
            <text:p>0.003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019427713" calcext:value-type="float">
            <text:p>-8.019427713</text:p>
          </table:table-cell>
          <table:table-cell office:value-type="float" office:value="0.003854" calcext:value-type="float">
            <text:p>0.003854</text:p>
          </table:table-cell>
          <table:table-cell table:formula="of:=[.E48]^3" office:value-type="float" office:value="2097152" calcext:value-type="float">
            <text:p>2097152</text:p>
          </table:table-cell>
          <table:table-cell table:formula="of:=2^[.A48]" office:value-type="float" office:value="128" calcext:value-type="float">
            <text:p>128</text:p>
          </table:table-cell>
          <table:table-cell table:formula="of:=[.C48]/[.D48]" office:value-type="float" office:value="0.00000000183773040771484" calcext:value-type="float">
            <text:p>1.83773040771484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854" calcext:value-type="float">
            <text:p>0.0038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2186117476" calcext:value-type="float">
            <text:p>-8.2186117476</text:p>
          </table:table-cell>
          <table:table-cell office:value-type="float" office:value="0.003357" calcext:value-type="float">
            <text:p>0.003357</text:p>
          </table:table-cell>
          <table:table-cell table:formula="of:=[.E49]^3" office:value-type="float" office:value="2097152" calcext:value-type="float">
            <text:p>2097152</text:p>
          </table:table-cell>
          <table:table-cell table:formula="of:=2^[.A49]" office:value-type="float" office:value="128" calcext:value-type="float">
            <text:p>128</text:p>
          </table:table-cell>
          <table:table-cell table:formula="of:=[.C49]/[.D49]" office:value-type="float" office:value="0.00000000160074234008789" calcext:value-type="float">
            <text:p>1.60074234008789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357" calcext:value-type="float">
            <text:p>0.0033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2631267413" calcext:value-type="float">
            <text:p>-8.2631267413</text:p>
          </table:table-cell>
          <table:table-cell office:value-type="float" office:value="0.003255" calcext:value-type="float">
            <text:p>0.003255</text:p>
          </table:table-cell>
          <table:table-cell table:formula="of:=[.E50]^3" office:value-type="float" office:value="2097152" calcext:value-type="float">
            <text:p>2097152</text:p>
          </table:table-cell>
          <table:table-cell table:formula="of:=2^[.A50]" office:value-type="float" office:value="128" calcext:value-type="float">
            <text:p>128</text:p>
          </table:table-cell>
          <table:table-cell table:formula="of:=[.C50]/[.D50]" office:value-type="float" office:value="0.00000000155210494995117" calcext:value-type="float">
            <text:p>1.55210494995117E-09</text:p>
          </table:table-cell>
          <table:table-cell table:number-columns-repeated="8"/>
          <table:table-cell office:value-type="float" office:value="2097152" calcext:value-type="float">
            <text:p>2097152</text:p>
          </table:table-cell>
          <table:table-cell office:value-type="float" office:value="0.003255" calcext:value-type="float">
            <text:p>0.003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793136763" calcext:value-type="float">
            <text:p>-4.793136763</text:p>
          </table:table-cell>
          <table:table-cell office:value-type="float" office:value="0.036068" calcext:value-type="float">
            <text:p>0.036068</text:p>
          </table:table-cell>
          <table:table-cell table:formula="of:=[.E51]^3" office:value-type="float" office:value="16777216" calcext:value-type="float">
            <text:p>16777216</text:p>
          </table:table-cell>
          <table:table-cell table:formula="of:=2^[.A51]" office:value-type="float" office:value="256" calcext:value-type="float">
            <text:p>256</text:p>
          </table:table-cell>
          <table:table-cell table:formula="of:=[.C51]/[.D51]" office:value-type="float" office:value="0.00000000214982032775879" calcext:value-type="float">
            <text:p>2.14982032775879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6068" calcext:value-type="float">
            <text:p>0.036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004752691" calcext:value-type="float">
            <text:p>-4.8004752691</text:p>
          </table:table-cell>
          <table:table-cell office:value-type="float" office:value="0.035885" calcext:value-type="float">
            <text:p>0.035885</text:p>
          </table:table-cell>
          <table:table-cell table:formula="of:=[.E52]^3" office:value-type="float" office:value="16777216" calcext:value-type="float">
            <text:p>16777216</text:p>
          </table:table-cell>
          <table:table-cell table:formula="of:=2^[.A52]" office:value-type="float" office:value="256" calcext:value-type="float">
            <text:p>256</text:p>
          </table:table-cell>
          <table:table-cell table:formula="of:=[.C52]/[.D52]" office:value-type="float" office:value="0.00000000213891267776489" calcext:value-type="float">
            <text:p>2.13891267776489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5885" calcext:value-type="float">
            <text:p>0.0358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9042672771" calcext:value-type="float">
            <text:p>-4.9042672771</text:p>
          </table:table-cell>
          <table:table-cell office:value-type="float" office:value="0.033394" calcext:value-type="float">
            <text:p>0.033394</text:p>
          </table:table-cell>
          <table:table-cell table:formula="of:=[.E53]^3" office:value-type="float" office:value="16777216" calcext:value-type="float">
            <text:p>16777216</text:p>
          </table:table-cell>
          <table:table-cell table:formula="of:=2^[.A53]" office:value-type="float" office:value="256" calcext:value-type="float">
            <text:p>256</text:p>
          </table:table-cell>
          <table:table-cell table:formula="of:=[.C53]/[.D53]" office:value-type="float" office:value="0.00000000199043750762939" calcext:value-type="float">
            <text:p>0.000000002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3394" calcext:value-type="float">
            <text:p>0.033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9046129363" calcext:value-type="float">
            <text:p>-4.9046129363</text:p>
          </table:table-cell>
          <table:table-cell office:value-type="float" office:value="0.033386" calcext:value-type="float">
            <text:p>0.033386</text:p>
          </table:table-cell>
          <table:table-cell table:formula="of:=[.E54]^3" office:value-type="float" office:value="16777216" calcext:value-type="float">
            <text:p>16777216</text:p>
          </table:table-cell>
          <table:table-cell table:formula="of:=2^[.A54]" office:value-type="float" office:value="256" calcext:value-type="float">
            <text:p>256</text:p>
          </table:table-cell>
          <table:table-cell table:formula="of:=[.C54]/[.D54]" office:value-type="float" office:value="0.00000000198996067047119" calcext:value-type="float">
            <text:p>0.000000002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3386" calcext:value-type="float">
            <text:p>0.033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7748929212" calcext:value-type="float">
            <text:p>-4.7748929212</text:p>
          </table:table-cell>
          <table:table-cell office:value-type="float" office:value="0.036527" calcext:value-type="float">
            <text:p>0.036527</text:p>
          </table:table-cell>
          <table:table-cell table:formula="of:=[.E55]^3" office:value-type="float" office:value="16777216" calcext:value-type="float">
            <text:p>16777216</text:p>
          </table:table-cell>
          <table:table-cell table:formula="of:=2^[.A55]" office:value-type="float" office:value="256" calcext:value-type="float">
            <text:p>256</text:p>
          </table:table-cell>
          <table:table-cell table:formula="of:=[.C55]/[.D55]" office:value-type="float" office:value="0.00000000217717885971069" calcext:value-type="float">
            <text:p>2.17717885971069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6527" calcext:value-type="float">
            <text:p>0.036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9525006978" calcext:value-type="float">
            <text:p>-4.9525006978</text:p>
          </table:table-cell>
          <table:table-cell office:value-type="float" office:value="0.032296" calcext:value-type="float">
            <text:p>0.032296</text:p>
          </table:table-cell>
          <table:table-cell table:formula="of:=[.E56]^3" office:value-type="float" office:value="16777216" calcext:value-type="float">
            <text:p>16777216</text:p>
          </table:table-cell>
          <table:table-cell table:formula="of:=2^[.A56]" office:value-type="float" office:value="256" calcext:value-type="float">
            <text:p>256</text:p>
          </table:table-cell>
          <table:table-cell table:formula="of:=[.C56]/[.D56]" office:value-type="float" office:value="0.00000000192499160766602" calcext:value-type="float">
            <text:p>1.92499160766602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2296" calcext:value-type="float">
            <text:p>0.032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6253288331" calcext:value-type="float">
            <text:p>-4.6253288331</text:p>
          </table:table-cell>
          <table:table-cell office:value-type="float" office:value="0.040517" calcext:value-type="float">
            <text:p>0.040517</text:p>
          </table:table-cell>
          <table:table-cell table:formula="of:=[.E57]^3" office:value-type="float" office:value="16777216" calcext:value-type="float">
            <text:p>16777216</text:p>
          </table:table-cell>
          <table:table-cell table:formula="of:=2^[.A57]" office:value-type="float" office:value="256" calcext:value-type="float">
            <text:p>256</text:p>
          </table:table-cell>
          <table:table-cell table:formula="of:=[.C57]/[.D57]" office:value-type="float" office:value="0.0000000024150013923645" calcext:value-type="float">
            <text:p>2.4150013923645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40517" calcext:value-type="float">
            <text:p>0.0405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9598903079" calcext:value-type="float">
            <text:p>-4.9598903079</text:p>
          </table:table-cell>
          <table:table-cell office:value-type="float" office:value="0.032131" calcext:value-type="float">
            <text:p>0.032131</text:p>
          </table:table-cell>
          <table:table-cell table:formula="of:=[.E58]^3" office:value-type="float" office:value="16777216" calcext:value-type="float">
            <text:p>16777216</text:p>
          </table:table-cell>
          <table:table-cell table:formula="of:=2^[.A58]" office:value-type="float" office:value="256" calcext:value-type="float">
            <text:p>256</text:p>
          </table:table-cell>
          <table:table-cell table:formula="of:=[.C58]/[.D58]" office:value-type="float" office:value="0.00000000191515684127808" calcext:value-type="float">
            <text:p>1.91515684127808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2131" calcext:value-type="float">
            <text:p>0.032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98704927" calcext:value-type="float">
            <text:p>-4.898704927</text:p>
          </table:table-cell>
          <table:table-cell office:value-type="float" office:value="0.033523" calcext:value-type="float">
            <text:p>0.033523</text:p>
          </table:table-cell>
          <table:table-cell table:formula="of:=[.E59]^3" office:value-type="float" office:value="16777216" calcext:value-type="float">
            <text:p>16777216</text:p>
          </table:table-cell>
          <table:table-cell table:formula="of:=2^[.A59]" office:value-type="float" office:value="256" calcext:value-type="float">
            <text:p>256</text:p>
          </table:table-cell>
          <table:table-cell table:formula="of:=[.C59]/[.D59]" office:value-type="float" office:value="0.00000000199812650680542" calcext:value-type="float">
            <text:p>0.000000002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3523" calcext:value-type="float">
            <text:p>0.033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9674533659" calcext:value-type="float">
            <text:p>-4.9674533659</text:p>
          </table:table-cell>
          <table:table-cell office:value-type="float" office:value="0.031963" calcext:value-type="float">
            <text:p>0.031963</text:p>
          </table:table-cell>
          <table:table-cell table:formula="of:=[.E60]^3" office:value-type="float" office:value="16777216" calcext:value-type="float">
            <text:p>16777216</text:p>
          </table:table-cell>
          <table:table-cell table:formula="of:=2^[.A60]" office:value-type="float" office:value="256" calcext:value-type="float">
            <text:p>256</text:p>
          </table:table-cell>
          <table:table-cell table:formula="of:=[.C60]/[.D60]" office:value-type="float" office:value="0.00000000190514326095581" calcext:value-type="float">
            <text:p>1.90514326095581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1963" calcext:value-type="float">
            <text:p>0.031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71928366" calcext:value-type="float">
            <text:p>-4.871928366</text:p>
          </table:table-cell>
          <table:table-cell office:value-type="float" office:value="0.034151" calcext:value-type="float">
            <text:p>0.034151</text:p>
          </table:table-cell>
          <table:table-cell table:formula="of:=[.E61]^3" office:value-type="float" office:value="16777216" calcext:value-type="float">
            <text:p>16777216</text:p>
          </table:table-cell>
          <table:table-cell table:formula="of:=2^[.A61]" office:value-type="float" office:value="256" calcext:value-type="float">
            <text:p>256</text:p>
          </table:table-cell>
          <table:table-cell table:formula="of:=[.C61]/[.D61]" office:value-type="float" office:value="0.00000000203555822372437" calcext:value-type="float">
            <text:p>0.000000002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4151" calcext:value-type="float">
            <text:p>0.034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7268828087" calcext:value-type="float">
            <text:p>-4.7268828087</text:p>
          </table:table-cell>
          <table:table-cell office:value-type="float" office:value="0.037763" calcext:value-type="float">
            <text:p>0.037763</text:p>
          </table:table-cell>
          <table:table-cell table:formula="of:=[.E62]^3" office:value-type="float" office:value="16777216" calcext:value-type="float">
            <text:p>16777216</text:p>
          </table:table-cell>
          <table:table-cell table:formula="of:=2^[.A62]" office:value-type="float" office:value="256" calcext:value-type="float">
            <text:p>256</text:p>
          </table:table-cell>
          <table:table-cell table:formula="of:=[.C62]/[.D62]" office:value-type="float" office:value="0.00000000225085020065308" calcext:value-type="float">
            <text:p>2.25085020065308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7763" calcext:value-type="float">
            <text:p>0.0377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604414444" calcext:value-type="float">
            <text:p>-4.8604414444</text:p>
          </table:table-cell>
          <table:table-cell office:value-type="float" office:value="0.034424" calcext:value-type="float">
            <text:p>0.034424</text:p>
          </table:table-cell>
          <table:table-cell table:formula="of:=[.E63]^3" office:value-type="float" office:value="16777216" calcext:value-type="float">
            <text:p>16777216</text:p>
          </table:table-cell>
          <table:table-cell table:formula="of:=2^[.A63]" office:value-type="float" office:value="256" calcext:value-type="float">
            <text:p>256</text:p>
          </table:table-cell>
          <table:table-cell table:formula="of:=[.C63]/[.D63]" office:value-type="float" office:value="0.00000000205183029174805" calcext:value-type="float">
            <text:p>2.05183029174805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4424" calcext:value-type="float">
            <text:p>0.034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402984875" calcext:value-type="float">
            <text:p>-4.8402984875</text:p>
          </table:table-cell>
          <table:table-cell office:value-type="float" office:value="0.034908" calcext:value-type="float">
            <text:p>0.034908</text:p>
          </table:table-cell>
          <table:table-cell table:formula="of:=[.E64]^3" office:value-type="float" office:value="16777216" calcext:value-type="float">
            <text:p>16777216</text:p>
          </table:table-cell>
          <table:table-cell table:formula="of:=2^[.A64]" office:value-type="float" office:value="256" calcext:value-type="float">
            <text:p>256</text:p>
          </table:table-cell>
          <table:table-cell table:formula="of:=[.C64]/[.D64]" office:value-type="float" office:value="0.00000000208067893981934" calcext:value-type="float">
            <text:p>2.08067893981934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4908" calcext:value-type="float">
            <text:p>0.034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346475655" calcext:value-type="float">
            <text:p>-4.8346475655</text:p>
          </table:table-cell>
          <table:table-cell office:value-type="float" office:value="0.035045" calcext:value-type="float">
            <text:p>0.035045</text:p>
          </table:table-cell>
          <table:table-cell table:formula="of:=[.E65]^3" office:value-type="float" office:value="16777216" calcext:value-type="float">
            <text:p>16777216</text:p>
          </table:table-cell>
          <table:table-cell table:formula="of:=2^[.A65]" office:value-type="float" office:value="256" calcext:value-type="float">
            <text:p>256</text:p>
          </table:table-cell>
          <table:table-cell table:formula="of:=[.C65]/[.D65]" office:value-type="float" office:value="0.00000000208884477615356" calcext:value-type="float">
            <text:p>2.08884477615356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5045" calcext:value-type="float">
            <text:p>0.035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6995224558" calcext:value-type="float">
            <text:p>-4.6995224558</text:p>
          </table:table-cell>
          <table:table-cell office:value-type="float" office:value="0.038486" calcext:value-type="float">
            <text:p>0.038486</text:p>
          </table:table-cell>
          <table:table-cell table:formula="of:=[.E66]^3" office:value-type="float" office:value="16777216" calcext:value-type="float">
            <text:p>16777216</text:p>
          </table:table-cell>
          <table:table-cell table:formula="of:=2^[.A66]" office:value-type="float" office:value="256" calcext:value-type="float">
            <text:p>256</text:p>
          </table:table-cell>
          <table:table-cell table:formula="of:=[.C66]/[.D66]" office:value-type="float" office:value="0.00000000229394435882568" calcext:value-type="float">
            <text:p>2.29394435882568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8486" calcext:value-type="float">
            <text:p>0.038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9242346397" calcext:value-type="float">
            <text:p>-4.9242346397</text:p>
          </table:table-cell>
          <table:table-cell office:value-type="float" office:value="0.032935" calcext:value-type="float">
            <text:p>0.032935</text:p>
          </table:table-cell>
          <table:table-cell table:formula="of:=[.E67]^3" office:value-type="float" office:value="16777216" calcext:value-type="float">
            <text:p>16777216</text:p>
          </table:table-cell>
          <table:table-cell table:formula="of:=2^[.A67]" office:value-type="float" office:value="256" calcext:value-type="float">
            <text:p>256</text:p>
          </table:table-cell>
          <table:table-cell table:formula="of:=[.C67]/[.D67]" office:value-type="float" office:value="0.00000000196307897567749" calcext:value-type="float">
            <text:p>0.000000002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2935" calcext:value-type="float">
            <text:p>0.032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129113281" calcext:value-type="float">
            <text:p>-4.8129113281</text:p>
          </table:table-cell>
          <table:table-cell office:value-type="float" office:value="0.035577" calcext:value-type="float">
            <text:p>0.035577</text:p>
          </table:table-cell>
          <table:table-cell table:formula="of:=[.E68]^3" office:value-type="float" office:value="16777216" calcext:value-type="float">
            <text:p>16777216</text:p>
          </table:table-cell>
          <table:table-cell table:formula="of:=2^[.A68]" office:value-type="float" office:value="256" calcext:value-type="float">
            <text:p>256</text:p>
          </table:table-cell>
          <table:table-cell table:formula="of:=[.C68]/[.D68]" office:value-type="float" office:value="0.00000000212055444717407" calcext:value-type="float">
            <text:p>2.12055444717407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5577" calcext:value-type="float">
            <text:p>0.0355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012393339" calcext:value-type="float">
            <text:p>-4.8012393339</text:p>
          </table:table-cell>
          <table:table-cell office:value-type="float" office:value="0.035866" calcext:value-type="float">
            <text:p>0.035866</text:p>
          </table:table-cell>
          <table:table-cell table:formula="of:=[.E69]^3" office:value-type="float" office:value="16777216" calcext:value-type="float">
            <text:p>16777216</text:p>
          </table:table-cell>
          <table:table-cell table:formula="of:=2^[.A69]" office:value-type="float" office:value="256" calcext:value-type="float">
            <text:p>256</text:p>
          </table:table-cell>
          <table:table-cell table:formula="of:=[.C69]/[.D69]" office:value-type="float" office:value="0.00000000213778018951416" calcext:value-type="float">
            <text:p>2.13778018951416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5866" calcext:value-type="float">
            <text:p>0.035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9053909724" calcext:value-type="float">
            <text:p>-4.9053909724</text:p>
          </table:table-cell>
          <table:table-cell office:value-type="float" office:value="0.033368" calcext:value-type="float">
            <text:p>0.033368</text:p>
          </table:table-cell>
          <table:table-cell table:formula="of:=[.E70]^3" office:value-type="float" office:value="16777216" calcext:value-type="float">
            <text:p>16777216</text:p>
          </table:table-cell>
          <table:table-cell table:formula="of:=2^[.A70]" office:value-type="float" office:value="256" calcext:value-type="float">
            <text:p>256</text:p>
          </table:table-cell>
          <table:table-cell table:formula="of:=[.C70]/[.D70]" office:value-type="float" office:value="0.00000000198888778686523" calcext:value-type="float">
            <text:p>0.000000002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3368" calcext:value-type="float">
            <text:p>0.03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6951805932" calcext:value-type="float">
            <text:p>-4.6951805932</text:p>
          </table:table-cell>
          <table:table-cell office:value-type="float" office:value="0.038602" calcext:value-type="float">
            <text:p>0.038602</text:p>
          </table:table-cell>
          <table:table-cell table:formula="of:=[.E71]^3" office:value-type="float" office:value="16777216" calcext:value-type="float">
            <text:p>16777216</text:p>
          </table:table-cell>
          <table:table-cell table:formula="of:=2^[.A71]" office:value-type="float" office:value="256" calcext:value-type="float">
            <text:p>256</text:p>
          </table:table-cell>
          <table:table-cell table:formula="of:=[.C71]/[.D71]" office:value-type="float" office:value="0.00000000230085849761963" calcext:value-type="float">
            <text:p>2.30085849761963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8602" calcext:value-type="float">
            <text:p>0.038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7376967449" calcext:value-type="float">
            <text:p>-4.7376967449</text:p>
          </table:table-cell>
          <table:table-cell office:value-type="float" office:value="0.037481" calcext:value-type="float">
            <text:p>0.037481</text:p>
          </table:table-cell>
          <table:table-cell table:formula="of:=[.E72]^3" office:value-type="float" office:value="16777216" calcext:value-type="float">
            <text:p>16777216</text:p>
          </table:table-cell>
          <table:table-cell table:formula="of:=2^[.A72]" office:value-type="float" office:value="256" calcext:value-type="float">
            <text:p>256</text:p>
          </table:table-cell>
          <table:table-cell table:formula="of:=[.C72]/[.D72]" office:value-type="float" office:value="0.00000000223404169082642" calcext:value-type="float">
            <text:p>2.23404169082642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7481" calcext:value-type="float">
            <text:p>0.037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862781672" calcext:value-type="float">
            <text:p>-4.8862781672</text:p>
          </table:table-cell>
          <table:table-cell office:value-type="float" office:value="0.033813" calcext:value-type="float">
            <text:p>0.033813</text:p>
          </table:table-cell>
          <table:table-cell table:formula="of:=[.E73]^3" office:value-type="float" office:value="16777216" calcext:value-type="float">
            <text:p>16777216</text:p>
          </table:table-cell>
          <table:table-cell table:formula="of:=2^[.A73]" office:value-type="float" office:value="256" calcext:value-type="float">
            <text:p>256</text:p>
          </table:table-cell>
          <table:table-cell table:formula="of:=[.C73]/[.D73]" office:value-type="float" office:value="0.00000000201541185379028" calcext:value-type="float">
            <text:p>0.000000002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3813" calcext:value-type="float">
            <text:p>0.033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8061147375" calcext:value-type="float">
            <text:p>-4.8061147375</text:p>
          </table:table-cell>
          <table:table-cell office:value-type="float" office:value="0.035745" calcext:value-type="float">
            <text:p>0.035745</text:p>
          </table:table-cell>
          <table:table-cell table:formula="of:=[.E74]^3" office:value-type="float" office:value="16777216" calcext:value-type="float">
            <text:p>16777216</text:p>
          </table:table-cell>
          <table:table-cell table:formula="of:=2^[.A74]" office:value-type="float" office:value="256" calcext:value-type="float">
            <text:p>256</text:p>
          </table:table-cell>
          <table:table-cell table:formula="of:=[.C74]/[.D74]" office:value-type="float" office:value="0.00000000213056802749634" calcext:value-type="float">
            <text:p>2.13056802749634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5745" calcext:value-type="float">
            <text:p>0.035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989054064" calcext:value-type="float">
            <text:p>-4.989054064</text:p>
          </table:table-cell>
          <table:table-cell office:value-type="float" office:value="0.031488" calcext:value-type="float">
            <text:p>0.031488</text:p>
          </table:table-cell>
          <table:table-cell table:formula="of:=[.E75]^3" office:value-type="float" office:value="16777216" calcext:value-type="float">
            <text:p>16777216</text:p>
          </table:table-cell>
          <table:table-cell table:formula="of:=2^[.A75]" office:value-type="float" office:value="256" calcext:value-type="float">
            <text:p>256</text:p>
          </table:table-cell>
          <table:table-cell table:formula="of:=[.C75]/[.D75]" office:value-type="float" office:value="0.0000000018768310546875" calcext:value-type="float">
            <text:p>1.8768310546875E-09</text:p>
          </table:table-cell>
          <table:table-cell table:number-columns-repeated="8"/>
          <table:table-cell office:value-type="float" office:value="16777216" calcext:value-type="float">
            <text:p>16777216</text:p>
          </table:table-cell>
          <table:table-cell office:value-type="float" office:value="0.031488" calcext:value-type="float">
            <text:p>0.031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80193628" calcext:value-type="float">
            <text:p>-1.580193628</text:p>
          </table:table-cell>
          <table:table-cell office:value-type="float" office:value="0.334437" calcext:value-type="float">
            <text:p>0.334437</text:p>
          </table:table-cell>
          <table:table-cell table:formula="of:=[.E76]^3" office:value-type="float" office:value="134217728" calcext:value-type="float">
            <text:p>134217728</text:p>
          </table:table-cell>
          <table:table-cell table:formula="of:=2^[.A76]" office:value-type="float" office:value="512" calcext:value-type="float">
            <text:p>512</text:p>
          </table:table-cell>
          <table:table-cell table:formula="of:=[.C76]/[.D76]" office:value-type="float" office:value="0.00000000249174982309341" calcext:value-type="float">
            <text:p>2.49174982309341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34437" calcext:value-type="float">
            <text:p>0.3344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504580767" calcext:value-type="float">
            <text:p>-1.6504580767</text:p>
          </table:table-cell>
          <table:table-cell office:value-type="float" office:value="0.318539" calcext:value-type="float">
            <text:p>0.318539</text:p>
          </table:table-cell>
          <table:table-cell table:formula="of:=[.E77]^3" office:value-type="float" office:value="134217728" calcext:value-type="float">
            <text:p>134217728</text:p>
          </table:table-cell>
          <table:table-cell table:formula="of:=2^[.A77]" office:value-type="float" office:value="512" calcext:value-type="float">
            <text:p>512</text:p>
          </table:table-cell>
          <table:table-cell table:formula="of:=[.C77]/[.D77]" office:value-type="float" office:value="0.00000000237330049276352" calcext:value-type="float">
            <text:p>2.37330049276352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18539" calcext:value-type="float">
            <text:p>0.3185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793354366" calcext:value-type="float">
            <text:p>-1.5793354366</text:p>
          </table:table-cell>
          <table:table-cell office:value-type="float" office:value="0.334636" calcext:value-type="float">
            <text:p>0.334636</text:p>
          </table:table-cell>
          <table:table-cell table:formula="of:=[.E78]^3" office:value-type="float" office:value="134217728" calcext:value-type="float">
            <text:p>134217728</text:p>
          </table:table-cell>
          <table:table-cell table:formula="of:=2^[.A78]" office:value-type="float" office:value="512" calcext:value-type="float">
            <text:p>512</text:p>
          </table:table-cell>
          <table:table-cell table:formula="of:=[.C78]/[.D78]" office:value-type="float" office:value="0.0000000024932324886322" calcext:value-type="float">
            <text:p>2.4932324886322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34636" calcext:value-type="float">
            <text:p>0.3346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593198939" calcext:value-type="float">
            <text:p>-1.5593198939</text:p>
          </table:table-cell>
          <table:table-cell office:value-type="float" office:value="0.339311" calcext:value-type="float">
            <text:p>0.339311</text:p>
          </table:table-cell>
          <table:table-cell table:formula="of:=[.E79]^3" office:value-type="float" office:value="134217728" calcext:value-type="float">
            <text:p>134217728</text:p>
          </table:table-cell>
          <table:table-cell table:formula="of:=2^[.A79]" office:value-type="float" office:value="512" calcext:value-type="float">
            <text:p>512</text:p>
          </table:table-cell>
          <table:table-cell table:formula="of:=[.C79]/[.D79]" office:value-type="float" office:value="0.00000000252806395292282" calcext:value-type="float">
            <text:p>2.52806395292282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39311" calcext:value-type="float">
            <text:p>0.339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179406403" calcext:value-type="float">
            <text:p>-1.5179406403</text:p>
          </table:table-cell>
          <table:table-cell office:value-type="float" office:value="0.349184" calcext:value-type="float">
            <text:p>0.349184</text:p>
          </table:table-cell>
          <table:table-cell table:formula="of:=[.E80]^3" office:value-type="float" office:value="134217728" calcext:value-type="float">
            <text:p>134217728</text:p>
          </table:table-cell>
          <table:table-cell table:formula="of:=2^[.A80]" office:value-type="float" office:value="512" calcext:value-type="float">
            <text:p>512</text:p>
          </table:table-cell>
          <table:table-cell table:formula="of:=[.C80]/[.D80]" office:value-type="float" office:value="0.00000000260162353515625" calcext:value-type="float">
            <text:p>2.60162353515625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49184" calcext:value-type="float">
            <text:p>0.349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034634424" calcext:value-type="float">
            <text:p>-1.6034634424</text:p>
          </table:table-cell>
          <table:table-cell office:value-type="float" office:value="0.329086" calcext:value-type="float">
            <text:p>0.329086</text:p>
          </table:table-cell>
          <table:table-cell table:formula="of:=[.E81]^3" office:value-type="float" office:value="134217728" calcext:value-type="float">
            <text:p>134217728</text:p>
          </table:table-cell>
          <table:table-cell table:formula="of:=2^[.A81]" office:value-type="float" office:value="512" calcext:value-type="float">
            <text:p>512</text:p>
          </table:table-cell>
          <table:table-cell table:formula="of:=[.C81]/[.D81]" office:value-type="float" office:value="0.00000000245188176631927" calcext:value-type="float">
            <text:p>2.45188176631927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29086" calcext:value-type="float">
            <text:p>0.3290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807200078" calcext:value-type="float">
            <text:p>-1.5807200078</text:p>
          </table:table-cell>
          <table:table-cell office:value-type="float" office:value="0.334315" calcext:value-type="float">
            <text:p>0.334315</text:p>
          </table:table-cell>
          <table:table-cell table:formula="of:=[.E82]^3" office:value-type="float" office:value="134217728" calcext:value-type="float">
            <text:p>134217728</text:p>
          </table:table-cell>
          <table:table-cell table:formula="of:=2^[.A82]" office:value-type="float" office:value="512" calcext:value-type="float">
            <text:p>512</text:p>
          </table:table-cell>
          <table:table-cell table:formula="of:=[.C82]/[.D82]" office:value-type="float" office:value="0.00000000249084085226059" calcext:value-type="float">
            <text:p>2.49084085226059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34315" calcext:value-type="float">
            <text:p>0.3343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646746509" calcext:value-type="float">
            <text:p>-1.3646746509</text:p>
          </table:table-cell>
          <table:table-cell office:value-type="float" office:value="0.388322" calcext:value-type="float">
            <text:p>0.388322</text:p>
          </table:table-cell>
          <table:table-cell table:formula="of:=[.E83]^3" office:value-type="float" office:value="134217728" calcext:value-type="float">
            <text:p>134217728</text:p>
          </table:table-cell>
          <table:table-cell table:formula="of:=2^[.A83]" office:value-type="float" office:value="512" calcext:value-type="float">
            <text:p>512</text:p>
          </table:table-cell>
          <table:table-cell table:formula="of:=[.C83]/[.D83]" office:value-type="float" office:value="0.00000000289322435855865" calcext:value-type="float">
            <text:p>2.89322435855865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88322" calcext:value-type="float">
            <text:p>0.388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918185831" calcext:value-type="float">
            <text:p>-1.5918185831</text:p>
          </table:table-cell>
          <table:table-cell office:value-type="float" office:value="0.331753" calcext:value-type="float">
            <text:p>0.331753</text:p>
          </table:table-cell>
          <table:table-cell table:formula="of:=[.E84]^3" office:value-type="float" office:value="134217728" calcext:value-type="float">
            <text:p>134217728</text:p>
          </table:table-cell>
          <table:table-cell table:formula="of:=2^[.A84]" office:value-type="float" office:value="512" calcext:value-type="float">
            <text:p>512</text:p>
          </table:table-cell>
          <table:table-cell table:formula="of:=[.C84]/[.D84]" office:value-type="float" office:value="0.00000000247175246477127" calcext:value-type="float">
            <text:p>2.47175246477127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31753" calcext:value-type="float">
            <text:p>0.331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003852177" calcext:value-type="float">
            <text:p>-1.5003852177</text:p>
          </table:table-cell>
          <table:table-cell office:value-type="float" office:value="0.353459" calcext:value-type="float">
            <text:p>0.353459</text:p>
          </table:table-cell>
          <table:table-cell table:formula="of:=[.E85]^3" office:value-type="float" office:value="134217728" calcext:value-type="float">
            <text:p>134217728</text:p>
          </table:table-cell>
          <table:table-cell table:formula="of:=2^[.A85]" office:value-type="float" office:value="512" calcext:value-type="float">
            <text:p>512</text:p>
          </table:table-cell>
          <table:table-cell table:formula="of:=[.C85]/[.D85]" office:value-type="float" office:value="0.0000000026334747672081" calcext:value-type="float">
            <text:p>2.6334747672081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53459" calcext:value-type="float">
            <text:p>0.35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817791969" calcext:value-type="float">
            <text:p>-1.6817791969</text:p>
          </table:table-cell>
          <table:table-cell office:value-type="float" office:value="0.311698" calcext:value-type="float">
            <text:p>0.311698</text:p>
          </table:table-cell>
          <table:table-cell table:formula="of:=[.E86]^3" office:value-type="float" office:value="134217728" calcext:value-type="float">
            <text:p>134217728</text:p>
          </table:table-cell>
          <table:table-cell table:formula="of:=2^[.A86]" office:value-type="float" office:value="512" calcext:value-type="float">
            <text:p>512</text:p>
          </table:table-cell>
          <table:table-cell table:formula="of:=[.C86]/[.D86]" office:value-type="float" office:value="0.00000000232233107089996" calcext:value-type="float">
            <text:p>2.32233107089996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11698" calcext:value-type="float">
            <text:p>0.3116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308138466" calcext:value-type="float">
            <text:p>-1.6308138466</text:p>
          </table:table-cell>
          <table:table-cell office:value-type="float" office:value="0.322906" calcext:value-type="float">
            <text:p>0.322906</text:p>
          </table:table-cell>
          <table:table-cell table:formula="of:=[.E87]^3" office:value-type="float" office:value="134217728" calcext:value-type="float">
            <text:p>134217728</text:p>
          </table:table-cell>
          <table:table-cell table:formula="of:=2^[.A87]" office:value-type="float" office:value="512" calcext:value-type="float">
            <text:p>512</text:p>
          </table:table-cell>
          <table:table-cell table:formula="of:=[.C87]/[.D87]" office:value-type="float" office:value="0.00000000240583717823029" calcext:value-type="float">
            <text:p>2.40583717823029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22906" calcext:value-type="float">
            <text:p>0.3229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199621471" calcext:value-type="float">
            <text:p>-1.6199621471</text:p>
          </table:table-cell>
          <table:table-cell office:value-type="float" office:value="0.325344" calcext:value-type="float">
            <text:p>0.325344</text:p>
          </table:table-cell>
          <table:table-cell table:formula="of:=[.E88]^3" office:value-type="float" office:value="134217728" calcext:value-type="float">
            <text:p>134217728</text:p>
          </table:table-cell>
          <table:table-cell table:formula="of:=2^[.A88]" office:value-type="float" office:value="512" calcext:value-type="float">
            <text:p>512</text:p>
          </table:table-cell>
          <table:table-cell table:formula="of:=[.C88]/[.D88]" office:value-type="float" office:value="0.00000000242400169372559" calcext:value-type="float">
            <text:p>2.42400169372559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25344" calcext:value-type="float">
            <text:p>0.325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514638875" calcext:value-type="float">
            <text:p>-1.6514638875</text:p>
          </table:table-cell>
          <table:table-cell office:value-type="float" office:value="0.318317" calcext:value-type="float">
            <text:p>0.318317</text:p>
          </table:table-cell>
          <table:table-cell table:formula="of:=[.E89]^3" office:value-type="float" office:value="134217728" calcext:value-type="float">
            <text:p>134217728</text:p>
          </table:table-cell>
          <table:table-cell table:formula="of:=2^[.A89]" office:value-type="float" office:value="512" calcext:value-type="float">
            <text:p>512</text:p>
          </table:table-cell>
          <table:table-cell table:formula="of:=[.C89]/[.D89]" office:value-type="float" office:value="0.000000002371646463871" calcext:value-type="float">
            <text:p>2.371646463871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18317" calcext:value-type="float">
            <text:p>0.318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6201040539" calcext:value-type="float">
            <text:p>-1.6201040539</text:p>
          </table:table-cell>
          <table:table-cell office:value-type="float" office:value="0.325312" calcext:value-type="float">
            <text:p>0.325312</text:p>
          </table:table-cell>
          <table:table-cell table:formula="of:=[.E90]^3" office:value-type="float" office:value="134217728" calcext:value-type="float">
            <text:p>134217728</text:p>
          </table:table-cell>
          <table:table-cell table:formula="of:=2^[.A90]" office:value-type="float" office:value="512" calcext:value-type="float">
            <text:p>512</text:p>
          </table:table-cell>
          <table:table-cell table:formula="of:=[.C90]/[.D90]" office:value-type="float" office:value="0.00000000242376327514648" calcext:value-type="float">
            <text:p>2.42376327514648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25312" calcext:value-type="float">
            <text:p>0.325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127003039" calcext:value-type="float">
            <text:p>-1.4127003039</text:p>
          </table:table-cell>
          <table:table-cell office:value-type="float" office:value="0.375608" calcext:value-type="float">
            <text:p>0.375608</text:p>
          </table:table-cell>
          <table:table-cell table:formula="of:=[.E91]^3" office:value-type="float" office:value="134217728" calcext:value-type="float">
            <text:p>134217728</text:p>
          </table:table-cell>
          <table:table-cell table:formula="of:=2^[.A91]" office:value-type="float" office:value="512" calcext:value-type="float">
            <text:p>512</text:p>
          </table:table-cell>
          <table:table-cell table:formula="of:=[.C91]/[.D91]" office:value-type="float" office:value="0.00000000279849767684937" calcext:value-type="float">
            <text:p>2.79849767684937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75608" calcext:value-type="float">
            <text:p>0.375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103608956" calcext:value-type="float">
            <text:p>-1.3103608956</text:p>
          </table:table-cell>
          <table:table-cell office:value-type="float" office:value="0.40322" calcext:value-type="float">
            <text:p>0.40322</text:p>
          </table:table-cell>
          <table:table-cell table:formula="of:=[.E92]^3" office:value-type="float" office:value="134217728" calcext:value-type="float">
            <text:p>134217728</text:p>
          </table:table-cell>
          <table:table-cell table:formula="of:=2^[.A92]" office:value-type="float" office:value="512" calcext:value-type="float">
            <text:p>512</text:p>
          </table:table-cell>
          <table:table-cell table:formula="of:=[.C92]/[.D92]" office:value-type="float" office:value="0.00000000300422310829163" calcext:value-type="float">
            <text:p>0.000000003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40322" calcext:value-type="float">
            <text:p>0.40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023286748" calcext:value-type="float">
            <text:p>-1.4023286748</text:p>
          </table:table-cell>
          <table:table-cell office:value-type="float" office:value="0.378318" calcext:value-type="float">
            <text:p>0.378318</text:p>
          </table:table-cell>
          <table:table-cell table:formula="of:=[.E93]^3" office:value-type="float" office:value="134217728" calcext:value-type="float">
            <text:p>134217728</text:p>
          </table:table-cell>
          <table:table-cell table:formula="of:=2^[.A93]" office:value-type="float" office:value="512" calcext:value-type="float">
            <text:p>512</text:p>
          </table:table-cell>
          <table:table-cell table:formula="of:=[.C93]/[.D93]" office:value-type="float" office:value="0.00000000281868875026703" calcext:value-type="float">
            <text:p>2.81868875026703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78318" calcext:value-type="float">
            <text:p>0.378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847598792" calcext:value-type="float">
            <text:p>-1.4847598792</text:p>
          </table:table-cell>
          <table:table-cell office:value-type="float" office:value="0.357308" calcext:value-type="float">
            <text:p>0.357308</text:p>
          </table:table-cell>
          <table:table-cell table:formula="of:=[.E94]^3" office:value-type="float" office:value="134217728" calcext:value-type="float">
            <text:p>134217728</text:p>
          </table:table-cell>
          <table:table-cell table:formula="of:=2^[.A94]" office:value-type="float" office:value="512" calcext:value-type="float">
            <text:p>512</text:p>
          </table:table-cell>
          <table:table-cell table:formula="of:=[.C94]/[.D94]" office:value-type="float" office:value="0.00000000266215205192566" calcext:value-type="float">
            <text:p>2.66215205192566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57308" calcext:value-type="float">
            <text:p>0.357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35758332" calcext:value-type="float">
            <text:p>-1.535758332</text:p>
          </table:table-cell>
          <table:table-cell office:value-type="float" office:value="0.344898" calcext:value-type="float">
            <text:p>0.344898</text:p>
          </table:table-cell>
          <table:table-cell table:formula="of:=[.E95]^3" office:value-type="float" office:value="134217728" calcext:value-type="float">
            <text:p>134217728</text:p>
          </table:table-cell>
          <table:table-cell table:formula="of:=2^[.A95]" office:value-type="float" office:value="512" calcext:value-type="float">
            <text:p>512</text:p>
          </table:table-cell>
          <table:table-cell table:formula="of:=[.C95]/[.D95]" office:value-type="float" office:value="0.00000000256969034671783" calcext:value-type="float">
            <text:p>2.56969034671783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44898" calcext:value-type="float">
            <text:p>0.3448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2255717747" calcext:value-type="float">
            <text:p>-1.2255717747</text:p>
          </table:table-cell>
          <table:table-cell office:value-type="float" office:value="0.427628" calcext:value-type="float">
            <text:p>0.427628</text:p>
          </table:table-cell>
          <table:table-cell table:formula="of:=[.E96]^3" office:value-type="float" office:value="134217728" calcext:value-type="float">
            <text:p>134217728</text:p>
          </table:table-cell>
          <table:table-cell table:formula="of:=2^[.A96]" office:value-type="float" office:value="512" calcext:value-type="float">
            <text:p>512</text:p>
          </table:table-cell>
          <table:table-cell table:formula="of:=[.C96]/[.D96]" office:value-type="float" office:value="0.00000000318607687950134" calcext:value-type="float">
            <text:p>3.18607687950134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427628" calcext:value-type="float">
            <text:p>0.4276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169431147" calcext:value-type="float">
            <text:p>-1.4169431147</text:p>
          </table:table-cell>
          <table:table-cell office:value-type="float" office:value="0.374505" calcext:value-type="float">
            <text:p>0.374505</text:p>
          </table:table-cell>
          <table:table-cell table:formula="of:=[.E97]^3" office:value-type="float" office:value="134217728" calcext:value-type="float">
            <text:p>134217728</text:p>
          </table:table-cell>
          <table:table-cell table:formula="of:=2^[.A97]" office:value-type="float" office:value="512" calcext:value-type="float">
            <text:p>512</text:p>
          </table:table-cell>
          <table:table-cell table:formula="of:=[.C97]/[.D97]" office:value-type="float" office:value="0.00000000279027968645096" calcext:value-type="float">
            <text:p>2.79027968645096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74505" calcext:value-type="float">
            <text:p>0.3745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926305577" calcext:value-type="float">
            <text:p>-1.4926305577</text:p>
          </table:table-cell>
          <table:table-cell office:value-type="float" office:value="0.355364" calcext:value-type="float">
            <text:p>0.355364</text:p>
          </table:table-cell>
          <table:table-cell table:formula="of:=[.E98]^3" office:value-type="float" office:value="134217728" calcext:value-type="float">
            <text:p>134217728</text:p>
          </table:table-cell>
          <table:table-cell table:formula="of:=2^[.A98]" office:value-type="float" office:value="512" calcext:value-type="float">
            <text:p>512</text:p>
          </table:table-cell>
          <table:table-cell table:formula="of:=[.C98]/[.D98]" office:value-type="float" office:value="0.00000000264766812324524" calcext:value-type="float">
            <text:p>2.64766812324524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55364" calcext:value-type="float">
            <text:p>0.355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904440011" calcext:value-type="float">
            <text:p>-1.4904440011</text:p>
          </table:table-cell>
          <table:table-cell office:value-type="float" office:value="0.355903" calcext:value-type="float">
            <text:p>0.355903</text:p>
          </table:table-cell>
          <table:table-cell table:formula="of:=[.E99]^3" office:value-type="float" office:value="134217728" calcext:value-type="float">
            <text:p>134217728</text:p>
          </table:table-cell>
          <table:table-cell table:formula="of:=2^[.A99]" office:value-type="float" office:value="512" calcext:value-type="float">
            <text:p>512</text:p>
          </table:table-cell>
          <table:table-cell table:formula="of:=[.C99]/[.D99]" office:value-type="float" office:value="0.00000000265168398618698" calcext:value-type="float">
            <text:p>2.65168398618698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55903" calcext:value-type="float">
            <text:p>0.355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387648288" calcext:value-type="float">
            <text:p>-1.5387648288</text:p>
          </table:table-cell>
          <table:table-cell office:value-type="float" office:value="0.34418" calcext:value-type="float">
            <text:p>0.34418</text:p>
          </table:table-cell>
          <table:table-cell table:formula="of:=[.E100]^3" office:value-type="float" office:value="134217728" calcext:value-type="float">
            <text:p>134217728</text:p>
          </table:table-cell>
          <table:table-cell table:formula="of:=2^[.A100]" office:value-type="float" office:value="512" calcext:value-type="float">
            <text:p>512</text:p>
          </table:table-cell>
          <table:table-cell table:formula="of:=[.C100]/[.D100]" office:value-type="float" office:value="0.00000000256434082984924" calcext:value-type="float">
            <text:p>2.56434082984924E-09</text:p>
          </table:table-cell>
          <table:table-cell table:number-columns-repeated="8"/>
          <table:table-cell office:value-type="float" office:value="134217728" calcext:value-type="float">
            <text:p>134217728</text:p>
          </table:table-cell>
          <table:table-cell office:value-type="float" office:value="0.34418" calcext:value-type="float">
            <text:p>0.34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435376075" calcext:value-type="float">
            <text:p>1.6435376075</text:p>
          </table:table-cell>
          <table:table-cell office:value-type="float" office:value="3.12431" calcext:value-type="float">
            <text:p>3.12431</text:p>
          </table:table-cell>
          <table:table-cell table:formula="of:=[.E101]^3" office:value-type="float" office:value="1073741824" calcext:value-type="float">
            <text:p>1073741824</text:p>
          </table:table-cell>
          <table:table-cell table:formula="of:=2^[.A101]" office:value-type="float" office:value="1024" calcext:value-type="float">
            <text:p>1024</text:p>
          </table:table-cell>
          <table:table-cell table:formula="of:=[.C101]/[.D101]" office:value-type="float" office:value="0.00000000290974043309689" calcext:value-type="float">
            <text:p>2.90974043309689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12431" calcext:value-type="float">
            <text:p>3.12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480582795" calcext:value-type="float">
            <text:p>2.0480582795</text:p>
          </table:table-cell>
          <table:table-cell office:value-type="float" office:value="4.13549" calcext:value-type="float">
            <text:p>4.13549</text:p>
          </table:table-cell>
          <table:table-cell table:formula="of:=[.E102]^3" office:value-type="float" office:value="1073741824" calcext:value-type="float">
            <text:p>1073741824</text:p>
          </table:table-cell>
          <table:table-cell table:formula="of:=2^[.A102]" office:value-type="float" office:value="1024" calcext:value-type="float">
            <text:p>1024</text:p>
          </table:table-cell>
          <table:table-cell table:formula="of:=[.C102]/[.D102]" office:value-type="float" office:value="0.00000000385147519409656" calcext:value-type="float">
            <text:p>3.85147519409656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4.13549" calcext:value-type="float">
            <text:p>4.13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752107303" calcext:value-type="float">
            <text:p>1.6752107303</text:p>
          </table:table-cell>
          <table:table-cell office:value-type="float" office:value="3.19366" calcext:value-type="float">
            <text:p>3.19366</text:p>
          </table:table-cell>
          <table:table-cell table:formula="of:=[.E103]^3" office:value-type="float" office:value="1073741824" calcext:value-type="float">
            <text:p>1073741824</text:p>
          </table:table-cell>
          <table:table-cell table:formula="of:=2^[.A103]" office:value-type="float" office:value="1024" calcext:value-type="float">
            <text:p>1024</text:p>
          </table:table-cell>
          <table:table-cell table:formula="of:=[.C103]/[.D103]" office:value-type="float" office:value="0.00000000297432765364647" calcext:value-type="float">
            <text:p>0.000000003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19366" calcext:value-type="float">
            <text:p>3.19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46355185" calcext:value-type="float">
            <text:p>2.3546355185</text:p>
          </table:table-cell>
          <table:table-cell office:value-type="float" office:value="5.11465" calcext:value-type="float">
            <text:p>5.11465</text:p>
          </table:table-cell>
          <table:table-cell table:formula="of:=[.E104]^3" office:value-type="float" office:value="1073741824" calcext:value-type="float">
            <text:p>1073741824</text:p>
          </table:table-cell>
          <table:table-cell table:formula="of:=2^[.A104]" office:value-type="float" office:value="1024" calcext:value-type="float">
            <text:p>1024</text:p>
          </table:table-cell>
          <table:table-cell table:formula="of:=[.C104]/[.D104]" office:value-type="float" office:value="0.00000000476338900625706" calcext:value-type="float">
            <text:p>4.76338900625706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5.11465" calcext:value-type="float">
            <text:p>5.114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078629028" calcext:value-type="float">
            <text:p>1.6078629028</text:p>
          </table:table-cell>
          <table:table-cell office:value-type="float" office:value="3.048" calcext:value-type="float">
            <text:p>3.048</text:p>
          </table:table-cell>
          <table:table-cell table:formula="of:=[.E105]^3" office:value-type="float" office:value="1073741824" calcext:value-type="float">
            <text:p>1073741824</text:p>
          </table:table-cell>
          <table:table-cell table:formula="of:=2^[.A105]" office:value-type="float" office:value="1024" calcext:value-type="float">
            <text:p>1024</text:p>
          </table:table-cell>
          <table:table-cell table:formula="of:=[.C105]/[.D105]" office:value-type="float" office:value="0.00000000283867120742798" calcext:value-type="float">
            <text:p>2.83867120742798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933000745" calcext:value-type="float">
            <text:p>1.8933000745</text:p>
          </table:table-cell>
          <table:table-cell office:value-type="float" office:value="3.71484" calcext:value-type="float">
            <text:p>3.71484</text:p>
          </table:table-cell>
          <table:table-cell table:formula="of:=[.E106]^3" office:value-type="float" office:value="1073741824" calcext:value-type="float">
            <text:p>1073741824</text:p>
          </table:table-cell>
          <table:table-cell table:formula="of:=2^[.A106]" office:value-type="float" office:value="1024" calcext:value-type="float">
            <text:p>1024</text:p>
          </table:table-cell>
          <table:table-cell table:formula="of:=[.C106]/[.D106]" office:value-type="float" office:value="0.00000000345971435308456" calcext:value-type="float">
            <text:p>3.45971435308456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71484" calcext:value-type="float">
            <text:p>3.71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723787012" calcext:value-type="float">
            <text:p>2.1723787012</text:p>
          </table:table-cell>
          <table:table-cell office:value-type="float" office:value="4.50766" calcext:value-type="float">
            <text:p>4.50766</text:p>
          </table:table-cell>
          <table:table-cell table:formula="of:=[.E107]^3" office:value-type="float" office:value="1073741824" calcext:value-type="float">
            <text:p>1073741824</text:p>
          </table:table-cell>
          <table:table-cell table:formula="of:=2^[.A107]" office:value-type="float" office:value="1024" calcext:value-type="float">
            <text:p>1024</text:p>
          </table:table-cell>
          <table:table-cell table:formula="of:=[.C107]/[.D107]" office:value-type="float" office:value="0.00000000419808551669121" calcext:value-type="float">
            <text:p>4.19808551669121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4.50766" calcext:value-type="float">
            <text:p>4.50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95163749" calcext:value-type="float">
            <text:p>1.8895163749</text:p>
          </table:table-cell>
          <table:table-cell office:value-type="float" office:value="3.70511" calcext:value-type="float">
            <text:p>3.70511</text:p>
          </table:table-cell>
          <table:table-cell table:formula="of:=[.E108]^3" office:value-type="float" office:value="1073741824" calcext:value-type="float">
            <text:p>1073741824</text:p>
          </table:table-cell>
          <table:table-cell table:formula="of:=2^[.A108]" office:value-type="float" office:value="1024" calcext:value-type="float">
            <text:p>1024</text:p>
          </table:table-cell>
          <table:table-cell table:formula="of:=[.C108]/[.D108]" office:value-type="float" office:value="0.00000000345065258443356" calcext:value-type="float">
            <text:p>3.45065258443356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70511" calcext:value-type="float">
            <text:p>3.70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369857918" calcext:value-type="float">
            <text:p>1.7369857918</text:p>
          </table:table-cell>
          <table:table-cell office:value-type="float" office:value="3.33338" calcext:value-type="float">
            <text:p>3.33338</text:p>
          </table:table-cell>
          <table:table-cell table:formula="of:=[.E109]^3" office:value-type="float" office:value="1073741824" calcext:value-type="float">
            <text:p>1073741824</text:p>
          </table:table-cell>
          <table:table-cell table:formula="of:=2^[.A109]" office:value-type="float" office:value="1024" calcext:value-type="float">
            <text:p>1024</text:p>
          </table:table-cell>
          <table:table-cell table:formula="of:=[.C109]/[.D109]" office:value-type="float" office:value="0.00000000310445204377174" calcext:value-type="float">
            <text:p>3.10445204377174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33338" calcext:value-type="float">
            <text:p>3.333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570591521" calcext:value-type="float">
            <text:p>1.6570591521</text:p>
          </table:table-cell>
          <table:table-cell office:value-type="float" office:value="3.15373" calcext:value-type="float">
            <text:p>3.15373</text:p>
          </table:table-cell>
          <table:table-cell table:formula="of:=[.E110]^3" office:value-type="float" office:value="1073741824" calcext:value-type="float">
            <text:p>1073741824</text:p>
          </table:table-cell>
          <table:table-cell table:formula="of:=2^[.A110]" office:value-type="float" office:value="1024" calcext:value-type="float">
            <text:p>1024</text:p>
          </table:table-cell>
          <table:table-cell table:formula="of:=[.C110]/[.D110]" office:value-type="float" office:value="0.00000000293713994324207" calcext:value-type="float">
            <text:p>2.93713994324207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15373" calcext:value-type="float">
            <text:p>3.153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27805453" calcext:value-type="float">
            <text:p>1.927805453</text:p>
          </table:table-cell>
          <table:table-cell office:value-type="float" office:value="3.80476" calcext:value-type="float">
            <text:p>3.80476</text:p>
          </table:table-cell>
          <table:table-cell table:formula="of:=[.E111]^3" office:value-type="float" office:value="1073741824" calcext:value-type="float">
            <text:p>1073741824</text:p>
          </table:table-cell>
          <table:table-cell table:formula="of:=2^[.A111]" office:value-type="float" office:value="1024" calcext:value-type="float">
            <text:p>1024</text:p>
          </table:table-cell>
          <table:table-cell table:formula="of:=[.C111]/[.D111]" office:value-type="float" office:value="0.00000000354345887899399" calcext:value-type="float">
            <text:p>3.54345887899399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80476" calcext:value-type="float">
            <text:p>3.80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708205309" calcext:value-type="float">
            <text:p>1.9708205309</text:p>
          </table:table-cell>
          <table:table-cell office:value-type="float" office:value="3.91991" calcext:value-type="float">
            <text:p>3.91991</text:p>
          </table:table-cell>
          <table:table-cell table:formula="of:=[.E112]^3" office:value-type="float" office:value="1073741824" calcext:value-type="float">
            <text:p>1073741824</text:p>
          </table:table-cell>
          <table:table-cell table:formula="of:=2^[.A112]" office:value-type="float" office:value="1024" calcext:value-type="float">
            <text:p>1024</text:p>
          </table:table-cell>
          <table:table-cell table:formula="of:=[.C112]/[.D112]" office:value-type="float" office:value="0.00000000365070067346096" calcext:value-type="float">
            <text:p>3.65070067346096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91991" calcext:value-type="float">
            <text:p>3.91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433270048" calcext:value-type="float">
            <text:p>2.0433270048</text:p>
          </table:table-cell>
          <table:table-cell office:value-type="float" office:value="4.12195" calcext:value-type="float">
            <text:p>4.12195</text:p>
          </table:table-cell>
          <table:table-cell table:formula="of:=[.E113]^3" office:value-type="float" office:value="1073741824" calcext:value-type="float">
            <text:p>1073741824</text:p>
          </table:table-cell>
          <table:table-cell table:formula="of:=2^[.A113]" office:value-type="float" office:value="1024" calcext:value-type="float">
            <text:p>1024</text:p>
          </table:table-cell>
          <table:table-cell table:formula="of:=[.C113]/[.D113]" office:value-type="float" office:value="0.00000000383886508643627" calcext:value-type="float">
            <text:p>3.83886508643627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4.12195" calcext:value-type="float">
            <text:p>4.121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22699884" calcext:value-type="float">
            <text:p>2.0822699884</text:p>
          </table:table-cell>
          <table:table-cell office:value-type="float" office:value="4.23473" calcext:value-type="float">
            <text:p>4.23473</text:p>
          </table:table-cell>
          <table:table-cell table:formula="of:=[.E114]^3" office:value-type="float" office:value="1073741824" calcext:value-type="float">
            <text:p>1073741824</text:p>
          </table:table-cell>
          <table:table-cell table:formula="of:=2^[.A114]" office:value-type="float" office:value="1024" calcext:value-type="float">
            <text:p>1024</text:p>
          </table:table-cell>
          <table:table-cell table:formula="of:=[.C114]/[.D114]" office:value-type="float" office:value="0.0000000039438996464014" calcext:value-type="float">
            <text:p>3.9438996464014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4.23473" calcext:value-type="float">
            <text:p>4.23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439577519" calcext:value-type="float">
            <text:p>1.6439577519</text:p>
          </table:table-cell>
          <table:table-cell office:value-type="float" office:value="3.12522" calcext:value-type="float">
            <text:p>3.12522</text:p>
          </table:table-cell>
          <table:table-cell table:formula="of:=[.E115]^3" office:value-type="float" office:value="1073741824" calcext:value-type="float">
            <text:p>1073741824</text:p>
          </table:table-cell>
          <table:table-cell table:formula="of:=2^[.A115]" office:value-type="float" office:value="1024" calcext:value-type="float">
            <text:p>1024</text:p>
          </table:table-cell>
          <table:table-cell table:formula="of:=[.C115]/[.D115]" office:value-type="float" office:value="0.00000000291058793663979" calcext:value-type="float">
            <text:p>2.91058793663979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12522" calcext:value-type="float">
            <text:p>3.12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539221654" calcext:value-type="float">
            <text:p>1.6539221654</text:p>
          </table:table-cell>
          <table:table-cell office:value-type="float" office:value="3.14688" calcext:value-type="float">
            <text:p>3.14688</text:p>
          </table:table-cell>
          <table:table-cell table:formula="of:=[.E116]^3" office:value-type="float" office:value="1073741824" calcext:value-type="float">
            <text:p>1073741824</text:p>
          </table:table-cell>
          <table:table-cell table:formula="of:=2^[.A116]" office:value-type="float" office:value="1024" calcext:value-type="float">
            <text:p>1024</text:p>
          </table:table-cell>
          <table:table-cell table:formula="of:=[.C116]/[.D116]" office:value-type="float" office:value="0.00000000293076038360596" calcext:value-type="float">
            <text:p>2.93076038360596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14688" calcext:value-type="float">
            <text:p>3.14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567846519" calcext:value-type="float">
            <text:p>1.6567846519</text:p>
          </table:table-cell>
          <table:table-cell office:value-type="float" office:value="3.15313" calcext:value-type="float">
            <text:p>3.15313</text:p>
          </table:table-cell>
          <table:table-cell table:formula="of:=[.E117]^3" office:value-type="float" office:value="1073741824" calcext:value-type="float">
            <text:p>1073741824</text:p>
          </table:table-cell>
          <table:table-cell table:formula="of:=2^[.A117]" office:value-type="float" office:value="1024" calcext:value-type="float">
            <text:p>1024</text:p>
          </table:table-cell>
          <table:table-cell table:formula="of:=[.C117]/[.D117]" office:value-type="float" office:value="0.0000000029365811496973" calcext:value-type="float">
            <text:p>2.9365811496973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15313" calcext:value-type="float">
            <text:p>3.15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420268473" calcext:value-type="float">
            <text:p>1.6420268473</text:p>
          </table:table-cell>
          <table:table-cell office:value-type="float" office:value="3.12104" calcext:value-type="float">
            <text:p>3.12104</text:p>
          </table:table-cell>
          <table:table-cell table:formula="of:=[.E118]^3" office:value-type="float" office:value="1073741824" calcext:value-type="float">
            <text:p>1073741824</text:p>
          </table:table-cell>
          <table:table-cell table:formula="of:=2^[.A118]" office:value-type="float" office:value="1024" calcext:value-type="float">
            <text:p>1024</text:p>
          </table:table-cell>
          <table:table-cell table:formula="of:=[.C118]/[.D118]" office:value-type="float" office:value="0.00000000290669500827789" calcext:value-type="float">
            <text:p>2.90669500827789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12104" calcext:value-type="float">
            <text:p>3.12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868859414" calcext:value-type="float">
            <text:p>1.6868859414</text:p>
          </table:table-cell>
          <table:table-cell office:value-type="float" office:value="3.21961" calcext:value-type="float">
            <text:p>3.21961</text:p>
          </table:table-cell>
          <table:table-cell table:formula="of:=[.E119]^3" office:value-type="float" office:value="1073741824" calcext:value-type="float">
            <text:p>1073741824</text:p>
          </table:table-cell>
          <table:table-cell table:formula="of:=2^[.A119]" office:value-type="float" office:value="1024" calcext:value-type="float">
            <text:p>1024</text:p>
          </table:table-cell>
          <table:table-cell table:formula="of:=[.C119]/[.D119]" office:value-type="float" office:value="0.00000000299849547445774" calcext:value-type="float">
            <text:p>0.000000003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21961" calcext:value-type="float">
            <text:p>3.21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628203249" calcext:value-type="float">
            <text:p>1.8628203249</text:p>
          </table:table-cell>
          <table:table-cell office:value-type="float" office:value="3.63718" calcext:value-type="float">
            <text:p>3.63718</text:p>
          </table:table-cell>
          <table:table-cell table:formula="of:=[.E120]^3" office:value-type="float" office:value="1073741824" calcext:value-type="float">
            <text:p>1073741824</text:p>
          </table:table-cell>
          <table:table-cell table:formula="of:=2^[.A120]" office:value-type="float" office:value="1024" calcext:value-type="float">
            <text:p>1024</text:p>
          </table:table-cell>
          <table:table-cell table:formula="of:=[.C120]/[.D120]" office:value-type="float" office:value="0.00000000338738784193993" calcext:value-type="float">
            <text:p>3.38738784193993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63718" calcext:value-type="float">
            <text:p>3.637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56694931" calcext:value-type="float">
            <text:p>1.856694931</text:p>
          </table:table-cell>
          <table:table-cell office:value-type="float" office:value="3.62177" calcext:value-type="float">
            <text:p>3.62177</text:p>
          </table:table-cell>
          <table:table-cell table:formula="of:=[.E121]^3" office:value-type="float" office:value="1073741824" calcext:value-type="float">
            <text:p>1073741824</text:p>
          </table:table-cell>
          <table:table-cell table:formula="of:=2^[.A121]" office:value-type="float" office:value="1024" calcext:value-type="float">
            <text:p>1024</text:p>
          </table:table-cell>
          <table:table-cell table:formula="of:=[.C121]/[.D121]" office:value-type="float" office:value="0.0000000033730361610651" calcext:value-type="float">
            <text:p>3.3730361610651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62177" calcext:value-type="float">
            <text:p>3.62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936660556" calcext:value-type="float">
            <text:p>2.3936660556</text:p>
          </table:table-cell>
          <table:table-cell office:value-type="float" office:value="5.25491" calcext:value-type="float">
            <text:p>5.25491</text:p>
          </table:table-cell>
          <table:table-cell table:formula="of:=[.E122]^3" office:value-type="float" office:value="1073741824" calcext:value-type="float">
            <text:p>1073741824</text:p>
          </table:table-cell>
          <table:table-cell table:formula="of:=2^[.A122]" office:value-type="float" office:value="1024" calcext:value-type="float">
            <text:p>1024</text:p>
          </table:table-cell>
          <table:table-cell table:formula="of:=[.C122]/[.D122]" office:value-type="float" office:value="0.00000000489401631057262" calcext:value-type="float">
            <text:p>4.89401631057262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5.25491" calcext:value-type="float">
            <text:p>5.25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223304202" calcext:value-type="float">
            <text:p>1.8223304202</text:p>
          </table:table-cell>
          <table:table-cell office:value-type="float" office:value="3.53652" calcext:value-type="float">
            <text:p>3.53652</text:p>
          </table:table-cell>
          <table:table-cell table:formula="of:=[.E123]^3" office:value-type="float" office:value="1073741824" calcext:value-type="float">
            <text:p>1073741824</text:p>
          </table:table-cell>
          <table:table-cell table:formula="of:=2^[.A123]" office:value-type="float" office:value="1024" calcext:value-type="float">
            <text:p>1024</text:p>
          </table:table-cell>
          <table:table-cell table:formula="of:=[.C123]/[.D123]" office:value-type="float" office:value="0.00000000329364091157913" calcext:value-type="float">
            <text:p>3.29364091157913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53652" calcext:value-type="float">
            <text:p>3.536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733936028" calcext:value-type="float">
            <text:p>1.6733936028</text:p>
          </table:table-cell>
          <table:table-cell office:value-type="float" office:value="3.18964" calcext:value-type="float">
            <text:p>3.18964</text:p>
          </table:table-cell>
          <table:table-cell table:formula="of:=[.E124]^3" office:value-type="float" office:value="1073741824" calcext:value-type="float">
            <text:p>1073741824</text:p>
          </table:table-cell>
          <table:table-cell table:formula="of:=2^[.A124]" office:value-type="float" office:value="1024" calcext:value-type="float">
            <text:p>1024</text:p>
          </table:table-cell>
          <table:table-cell table:formula="of:=[.C124]/[.D124]" office:value-type="float" office:value="0.00000000297058373689651" calcext:value-type="float">
            <text:p>0.000000003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18964" calcext:value-type="float">
            <text:p>3.189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48049822" calcext:value-type="float">
            <text:p>1.8848049822</text:p>
          </table:table-cell>
          <table:table-cell office:value-type="float" office:value="3.69303" calcext:value-type="float">
            <text:p>3.69303</text:p>
          </table:table-cell>
          <table:table-cell table:formula="of:=[.E125]^3" office:value-type="float" office:value="1073741824" calcext:value-type="float">
            <text:p>1073741824</text:p>
          </table:table-cell>
          <table:table-cell table:formula="of:=2^[.A125]" office:value-type="float" office:value="1024" calcext:value-type="float">
            <text:p>1024</text:p>
          </table:table-cell>
          <table:table-cell table:formula="of:=[.C125]/[.D125]" office:value-type="float" office:value="0.0000000034394022077322" calcext:value-type="float">
            <text:p>3.4394022077322E-09</text:p>
          </table:table-cell>
          <table:table-cell table:number-columns-repeated="8"/>
          <table:table-cell office:value-type="float" office:value="1073741824" calcext:value-type="float">
            <text:p>1073741824</text:p>
          </table:table-cell>
          <table:table-cell office:value-type="float" office:value="3.69303" calcext:value-type="float">
            <text:p>3.69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1T15:26:14.696000000</dc:date>
    <meta:editing-duration>PT25M46S</meta:editing-duration>
    <meta:editing-cycles>3</meta:editing-cycles>
    <meta:generator>LibreOffice/5.0.2.2$Windows_x86 LibreOffice_project/37b43f919e4de5eeaca9b9755ed688758a8251fe</meta:generator>
    <meta:document-statistic meta:table-count="1" meta:cell-count="10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title svg:x="3.147cm" svg:y="0.316cm" chart:style-name="ch2">
          <text:p>Test du rapport pour multiplication conventionnelle</text:p>
        </chart:title>
        <chart:plot-area chart:style-name="ch3" table:cell-range-address="ResultatClassique.E1:ResultatClassique.F125" svg:x="1.33cm" svg:y="1.275cm" svg:width="14.338cm" svg:height="6.57cm">
          <chartooo:coordinate-region svg:x="3.063cm" svg:y="1.474cm" svg:width="12.233cm" svg:height="5.724cm"/>
          <chart:axis chart:dimension="x" chart:name="primary-x" chart:style-name="ch4">
            <chart:title svg:x="7.066cm" svg:y="8.025cm" chart:style-name="ch5">
              <text:p>Taille des matrices</text:p>
            </chart:title>
          </chart:axis>
          <chart:axis chart:dimension="y" chart:name="primary-y" chart:style-name="ch6">
            <chart:title svg:x="0.451cm" svg:y="5.199cm" chart:style-name="ch7">
              <text:p>Rapport</text:p>
            </chart:title>
            <chart:grid chart:style-name="ch8" chart:class="major"/>
          </chart:axis>
          <chart:series chart:style-name="ch9" chart:values-cell-range-address="ResultatClassique.F1:ResultatClassique.F125" chart:class="chart:scatter">
            <chart:domain table:cell-range-address="ResultatClassique.E1:ResultatClassique.E125"/>
            <chart:regression-curve chart:style-name="ch10">
              <chart:equation chart:display-equation="true" chart:display-r-square="true" svg:x="6.216cm" svg:y="6.303cm"/>
            </chart:regression-curve>
            <chart:data-point chart:repeated="1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ResultatClassique.E1:ResultatClassique.E125</svg:desc>
                </draw:g>
              </table:table-cell>
              <table:table-cell office:value-type="float" office:value="0.00000000212860107421875">
                <text:p>0.00000000212860107421875</text:p>
                <draw:g>
                  <svg:desc>ResultatClassique.F1:ResultatClassique.F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0000000128936767578125">
                <text:p>0.000000001289367675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00000139236450195312">
                <text:p>0.00000000139236450195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000135421752929688">
                <text:p>0.00000000135421752929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000000146102905273437">
                <text:p>0.00000000146102905273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0000016937255859375">
                <text:p>0.0000000016937255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000000130462646484375">
                <text:p>0.00000000130462646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0.00000000130844116210937">
                <text:p>0.00000000130844116210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0.000000001373291015625">
                <text:p>0.000000001373291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0.0000000012969970703125">
                <text:p>0.000000001296997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.0000000014801025390625">
                <text:p>0.0000000014801025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0.0000000012969970703125">
                <text:p>0.00000000129699707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0.000000001312255859375">
                <text:p>0.000000001312255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0.00000000197219848632812">
                <text:p>0.00000000197219848632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0000000137710571289062">
                <text:p>0.00000000137710571289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0000000130081176757813">
                <text:p>0.00000000130081176757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00000000129318237304688">
                <text:p>0.00000000129318237304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00000000130081176757813">
                <text:p>0.00000000130081176757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0.00000000144195556640625">
                <text:p>0.000000001441955566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0000000012969970703125">
                <text:p>0.00000000129699707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0.0000000012969970703125">
                <text:p>0.00000000129699707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0.00000000179672241210937">
                <text:p>0.00000000179672241210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0.00000000136184692382813">
                <text:p>0.00000000136184692382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0.000000001312255859375">
                <text:p>0.0000000013122558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0.00000000166702270507812">
                <text:p>0.00000000166702270507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0.00000000160932540893555">
                <text:p>0.00000000160932540893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">
                <text:p>128</text:p>
              </table:table-cell>
              <table:table-cell office:value-type="float" office:value="0.00000000240421295166016">
                <text:p>0.00000000240421295166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0.00000000159597396850586">
                <text:p>0.00000000159597396850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">
                <text:p>128</text:p>
              </table:table-cell>
              <table:table-cell office:value-type="float" office:value="0.00000000195837020874023">
                <text:p>0.00000000195837020874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">
                <text:p>128</text:p>
              </table:table-cell>
              <table:table-cell office:value-type="float" office:value="0.00000000168323516845703">
                <text:p>0.00000000168323516845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0.00000000176811218261719">
                <text:p>0.00000000176811218261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">
                <text:p>128</text:p>
              </table:table-cell>
              <table:table-cell office:value-type="float" office:value="0.00000000141000747680664">
                <text:p>0.00000000141000747680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0.00000000143527984619141">
                <text:p>0.00000000143527984619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8">
                <text:p>128</text:p>
              </table:table-cell>
              <table:table-cell office:value-type="float" office:value="0.00000000203561782836914">
                <text:p>0.00000000203561782836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">
                <text:p>128</text:p>
              </table:table-cell>
              <table:table-cell office:value-type="float" office:value="0.0000000014185905456543">
                <text:p>0.0000000014185905456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0.00000000161170959472656">
                <text:p>0.00000000161170959472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">
                <text:p>128</text:p>
              </table:table-cell>
              <table:table-cell office:value-type="float" office:value="0.00000000142765045166016">
                <text:p>0.00000000142765045166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">
                <text:p>128</text:p>
              </table:table-cell>
              <table:table-cell office:value-type="float" office:value="0.00000000144147872924805">
                <text:p>0.00000000144147872924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">
                <text:p>128</text:p>
              </table:table-cell>
              <table:table-cell office:value-type="float" office:value="0.00000000191307067871094">
                <text:p>0.00000000191307067871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0.00000000166463851928711">
                <text:p>0.000000001664638519287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">
                <text:p>128</text:p>
              </table:table-cell>
              <table:table-cell office:value-type="float" office:value="0.00000000145435333251953">
                <text:p>0.00000000145435333251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0.00000000145912170410156">
                <text:p>0.00000000145912170410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">
                <text:p>128</text:p>
              </table:table-cell>
              <table:table-cell office:value-type="float" office:value="0.0000000014495849609375">
                <text:p>0.0000000014495849609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0.00000000168609619140625">
                <text:p>0.0000000016860961914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">
                <text:p>128</text:p>
              </table:table-cell>
              <table:table-cell office:value-type="float" office:value="0.00000000153160095214844">
                <text:p>0.00000000153160095214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0.00000000197649002075195">
                <text:p>0.00000000197649002075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">
                <text:p>128</text:p>
              </table:table-cell>
              <table:table-cell office:value-type="float" office:value="0.00000000160026550292969">
                <text:p>0.000000001600265502929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">
                <text:p>128</text:p>
              </table:table-cell>
              <table:table-cell office:value-type="float" office:value="0.00000000183773040771484">
                <text:p>0.000000001837730407714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">
                <text:p>128</text:p>
              </table:table-cell>
              <table:table-cell office:value-type="float" office:value="0.00000000160074234008789">
                <text:p>0.00000000160074234008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0.00000000155210494995117">
                <text:p>0.00000000155210494995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">
                <text:p>256</text:p>
              </table:table-cell>
              <table:table-cell office:value-type="float" office:value="0.00000000214982032775879">
                <text:p>0.000000002149820327758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">
                <text:p>256</text:p>
              </table:table-cell>
              <table:table-cell office:value-type="float" office:value="0.00000000213891267776489">
                <text:p>0.00000000213891267776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6">
                <text:p>256</text:p>
              </table:table-cell>
              <table:table-cell office:value-type="float" office:value="0.00000000199043750762939">
                <text:p>0.00000000199043750762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  <table:table-cell office:value-type="float" office:value="0.00000000198996067047119">
                <text:p>0.00000000198996067047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">
                <text:p>256</text:p>
              </table:table-cell>
              <table:table-cell office:value-type="float" office:value="0.00000000217717885971069">
                <text:p>0.000000002177178859710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6">
                <text:p>256</text:p>
              </table:table-cell>
              <table:table-cell office:value-type="float" office:value="0.00000000192499160766602">
                <text:p>0.000000001924991607666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  <table:table-cell office:value-type="float" office:value="0.0000000024150013923645">
                <text:p>0.0000000024150013923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6">
                <text:p>256</text:p>
              </table:table-cell>
              <table:table-cell office:value-type="float" office:value="0.00000000191515684127808">
                <text:p>0.00000000191515684127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">
                <text:p>256</text:p>
              </table:table-cell>
              <table:table-cell office:value-type="float" office:value="0.00000000199812650680542">
                <text:p>0.00000000199812650680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">
                <text:p>256</text:p>
              </table:table-cell>
              <table:table-cell office:value-type="float" office:value="0.00000000190514326095581">
                <text:p>0.00000000190514326095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">
                <text:p>256</text:p>
              </table:table-cell>
              <table:table-cell office:value-type="float" office:value="0.00000000203555822372437">
                <text:p>0.00000000203555822372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6">
                <text:p>256</text:p>
              </table:table-cell>
              <table:table-cell office:value-type="float" office:value="0.00000000225085020065308">
                <text:p>0.00000000225085020065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0.00000000205183029174805">
                <text:p>0.00000000205183029174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">
                <text:p>256</text:p>
              </table:table-cell>
              <table:table-cell office:value-type="float" office:value="0.00000000208067893981934">
                <text:p>0.00000000208067893981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0.00000000208884477615356">
                <text:p>0.00000000208884477615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6">
                <text:p>256</text:p>
              </table:table-cell>
              <table:table-cell office:value-type="float" office:value="0.00000000229394435882568">
                <text:p>0.00000000229394435882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">
                <text:p>256</text:p>
              </table:table-cell>
              <table:table-cell office:value-type="float" office:value="0.00000000196307897567749">
                <text:p>0.000000001963078975677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0.00000000212055444717407">
                <text:p>0.00000000212055444717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6">
                <text:p>256</text:p>
              </table:table-cell>
              <table:table-cell office:value-type="float" office:value="0.00000000213778018951416">
                <text:p>0.00000000213778018951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6">
                <text:p>256</text:p>
              </table:table-cell>
              <table:table-cell office:value-type="float" office:value="0.00000000198888778686523">
                <text:p>0.00000000198888778686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6">
                <text:p>256</text:p>
              </table:table-cell>
              <table:table-cell office:value-type="float" office:value="0.00000000230085849761963">
                <text:p>0.00000000230085849761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0.00000000223404169082642">
                <text:p>0.000000002234041690826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6">
                <text:p>256</text:p>
              </table:table-cell>
              <table:table-cell office:value-type="float" office:value="0.00000000201541185379028">
                <text:p>0.00000000201541185379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">
                <text:p>256</text:p>
              </table:table-cell>
              <table:table-cell office:value-type="float" office:value="0.00000000213056802749634">
                <text:p>0.00000000213056802749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0.0000000018768310546875">
                <text:p>0.00000000187683105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2">
                <text:p>512</text:p>
              </table:table-cell>
              <table:table-cell office:value-type="float" office:value="0.00000000249174982309341">
                <text:p>0.00000000249174982309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2">
                <text:p>512</text:p>
              </table:table-cell>
              <table:table-cell office:value-type="float" office:value="0.00000000237330049276352">
                <text:p>0.00000000237330049276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2">
                <text:p>512</text:p>
              </table:table-cell>
              <table:table-cell office:value-type="float" office:value="0.0000000024932324886322">
                <text:p>0.00000000249323248863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2">
                <text:p>512</text:p>
              </table:table-cell>
              <table:table-cell office:value-type="float" office:value="0.00000000252806395292282">
                <text:p>0.000000002528063952922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2">
                <text:p>512</text:p>
              </table:table-cell>
              <table:table-cell office:value-type="float" office:value="0.00000000260162353515625">
                <text:p>0.0000000026016235351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2">
                <text:p>512</text:p>
              </table:table-cell>
              <table:table-cell office:value-type="float" office:value="0.00000000245188176631927">
                <text:p>0.000000002451881766319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">
                <text:p>512</text:p>
              </table:table-cell>
              <table:table-cell office:value-type="float" office:value="0.00000000249084085226059">
                <text:p>0.000000002490840852260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2">
                <text:p>512</text:p>
              </table:table-cell>
              <table:table-cell office:value-type="float" office:value="0.00000000289322435855865">
                <text:p>0.000000002893224358558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2">
                <text:p>512</text:p>
              </table:table-cell>
              <table:table-cell office:value-type="float" office:value="0.00000000247175246477127">
                <text:p>0.000000002471752464771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2">
                <text:p>512</text:p>
              </table:table-cell>
              <table:table-cell office:value-type="float" office:value="0.0000000026334747672081">
                <text:p>0.0000000026334747672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2">
                <text:p>512</text:p>
              </table:table-cell>
              <table:table-cell office:value-type="float" office:value="0.00000000232233107089996">
                <text:p>0.00000000232233107089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2">
                <text:p>512</text:p>
              </table:table-cell>
              <table:table-cell office:value-type="float" office:value="0.00000000240583717823029">
                <text:p>0.000000002405837178230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2">
                <text:p>512</text:p>
              </table:table-cell>
              <table:table-cell office:value-type="float" office:value="0.00000000242400169372559">
                <text:p>0.00000000242400169372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2">
                <text:p>512</text:p>
              </table:table-cell>
              <table:table-cell office:value-type="float" office:value="0.000000002371646463871">
                <text:p>0.0000000023716464638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2">
                <text:p>512</text:p>
              </table:table-cell>
              <table:table-cell office:value-type="float" office:value="0.00000000242376327514648">
                <text:p>0.000000002423763275146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2">
                <text:p>512</text:p>
              </table:table-cell>
              <table:table-cell office:value-type="float" office:value="0.00000000279849767684937">
                <text:p>0.000000002798497676849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2">
                <text:p>512</text:p>
              </table:table-cell>
              <table:table-cell office:value-type="float" office:value="0.00000000300422310829163">
                <text:p>0.00000000300422310829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">
                <text:p>512</text:p>
              </table:table-cell>
              <table:table-cell office:value-type="float" office:value="0.00000000281868875026703">
                <text:p>0.00000000281868875026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2">
                <text:p>512</text:p>
              </table:table-cell>
              <table:table-cell office:value-type="float" office:value="0.00000000266215205192566">
                <text:p>0.00000000266215205192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2">
                <text:p>512</text:p>
              </table:table-cell>
              <table:table-cell office:value-type="float" office:value="0.00000000256969034671783">
                <text:p>0.00000000256969034671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2">
                <text:p>512</text:p>
              </table:table-cell>
              <table:table-cell office:value-type="float" office:value="0.00000000318607687950134">
                <text:p>0.000000003186076879501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2">
                <text:p>512</text:p>
              </table:table-cell>
              <table:table-cell office:value-type="float" office:value="0.00000000279027968645096">
                <text:p>0.00000000279027968645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2">
                <text:p>512</text:p>
              </table:table-cell>
              <table:table-cell office:value-type="float" office:value="0.00000000264766812324524">
                <text:p>0.00000000264766812324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2">
                <text:p>512</text:p>
              </table:table-cell>
              <table:table-cell office:value-type="float" office:value="0.00000000265168398618698">
                <text:p>0.000000002651683986186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2">
                <text:p>512</text:p>
              </table:table-cell>
              <table:table-cell office:value-type="float" office:value="0.00000000256434082984924">
                <text:p>0.00000000256434082984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4">
                <text:p>1024</text:p>
              </table:table-cell>
              <table:table-cell office:value-type="float" office:value="0.00000000290974043309689">
                <text:p>0.00000000290974043309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4">
                <text:p>1024</text:p>
              </table:table-cell>
              <table:table-cell office:value-type="float" office:value="0.00000000385147519409656">
                <text:p>0.00000000385147519409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4">
                <text:p>1024</text:p>
              </table:table-cell>
              <table:table-cell office:value-type="float" office:value="0.00000000297432765364647">
                <text:p>0.00000000297432765364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4">
                <text:p>1024</text:p>
              </table:table-cell>
              <table:table-cell office:value-type="float" office:value="0.00000000476338900625706">
                <text:p>0.000000004763389006257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4">
                <text:p>1024</text:p>
              </table:table-cell>
              <table:table-cell office:value-type="float" office:value="0.00000000283867120742798">
                <text:p>0.000000002838671207427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4">
                <text:p>1024</text:p>
              </table:table-cell>
              <table:table-cell office:value-type="float" office:value="0.00000000345971435308456">
                <text:p>0.000000003459714353084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4">
                <text:p>1024</text:p>
              </table:table-cell>
              <table:table-cell office:value-type="float" office:value="0.00000000419808551669121">
                <text:p>0.00000000419808551669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4">
                <text:p>1024</text:p>
              </table:table-cell>
              <table:table-cell office:value-type="float" office:value="0.00000000345065258443356">
                <text:p>0.00000000345065258443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4">
                <text:p>1024</text:p>
              </table:table-cell>
              <table:table-cell office:value-type="float" office:value="0.00000000310445204377174">
                <text:p>0.000000003104452043771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4">
                <text:p>1024</text:p>
              </table:table-cell>
              <table:table-cell office:value-type="float" office:value="0.00000000293713994324207">
                <text:p>0.000000002937139943242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4">
                <text:p>1024</text:p>
              </table:table-cell>
              <table:table-cell office:value-type="float" office:value="0.00000000354345887899399">
                <text:p>0.00000000354345887899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4">
                <text:p>1024</text:p>
              </table:table-cell>
              <table:table-cell office:value-type="float" office:value="0.00000000365070067346096">
                <text:p>0.00000000365070067346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4">
                <text:p>1024</text:p>
              </table:table-cell>
              <table:table-cell office:value-type="float" office:value="0.00000000383886508643627">
                <text:p>0.000000003838865086436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4">
                <text:p>1024</text:p>
              </table:table-cell>
              <table:table-cell office:value-type="float" office:value="0.0000000039438996464014">
                <text:p>0.00000000394389964640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4">
                <text:p>1024</text:p>
              </table:table-cell>
              <table:table-cell office:value-type="float" office:value="0.00000000291058793663979">
                <text:p>0.000000002910587936639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4">
                <text:p>1024</text:p>
              </table:table-cell>
              <table:table-cell office:value-type="float" office:value="0.00000000293076038360596">
                <text:p>0.000000002930760383605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4">
                <text:p>1024</text:p>
              </table:table-cell>
              <table:table-cell office:value-type="float" office:value="0.0000000029365811496973">
                <text:p>0.0000000029365811496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4">
                <text:p>1024</text:p>
              </table:table-cell>
              <table:table-cell office:value-type="float" office:value="0.00000000290669500827789">
                <text:p>0.00000000290669500827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4">
                <text:p>1024</text:p>
              </table:table-cell>
              <table:table-cell office:value-type="float" office:value="0.00000000299849547445774">
                <text:p>0.000000002998495474457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4">
                <text:p>1024</text:p>
              </table:table-cell>
              <table:table-cell office:value-type="float" office:value="0.00000000338738784193993">
                <text:p>0.000000003387387841939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4">
                <text:p>1024</text:p>
              </table:table-cell>
              <table:table-cell office:value-type="float" office:value="0.0000000033730361610651">
                <text:p>0.0000000033730361610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4">
                <text:p>1024</text:p>
              </table:table-cell>
              <table:table-cell office:value-type="float" office:value="0.00000000489401631057262">
                <text:p>0.000000004894016310572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4">
                <text:p>1024</text:p>
              </table:table-cell>
              <table:table-cell office:value-type="float" office:value="0.00000000329364091157913">
                <text:p>0.00000000329364091157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4">
                <text:p>1024</text:p>
              </table:table-cell>
              <table:table-cell office:value-type="float" office:value="0.00000000297058373689651">
                <text:p>0.00000000297058373689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4">
                <text:p>1024</text:p>
              </table:table-cell>
              <table:table-cell office:value-type="float" office:value="0.0000000034394022077322">
                <text:p>0.0000000034394022077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04cm" svg:y="0.316cm" chart:style-name="ch2">
          <text:p>Test des constantes pour multiplication conventionnelle</text:p>
        </chart:title>
        <chart:plot-area chart:style-name="ch3" table:cell-range-address="ResultatClassique.O1:ResultatClassique.P125" svg:x="1.331cm" svg:y="1.275cm" svg:width="14.349cm" svg:height="6.564cm">
          <chartooo:coordinate-region svg:x="1.767cm" svg:y="1.474cm" svg:width="12.985cm" svg:height="5.718cm"/>
          <chart:axis chart:dimension="x" chart:name="primary-x" chart:style-name="ch4">
            <chart:title svg:x="5.617cm" svg:y="8.019cm" chart:style-name="ch5">
              <text:p>Coût estimé (nombre de multiplication)</text:p>
            </chart:title>
          </chart:axis>
          <chart:axis chart:dimension="y" chart:name="primary-y" chart:style-name="ch4">
            <chart:title svg:x="0.451cm" svg:y="5.355cm" chart:style-name="ch6">
              <text:p>Temps (s)</text:p>
            </chart:title>
            <chart:grid chart:style-name="ch7" chart:class="major"/>
          </chart:axis>
          <chart:series chart:style-name="ch8" chart:values-cell-range-address="ResultatClassique.P1:ResultatClassique.P125" chart:class="chart:scatter">
            <chart:domain table:cell-range-address="ResultatClassique.O1:ResultatClassique.O125"/>
            <chart:regression-curve chart:style-name="ch9">
              <chart:equation chart:display-equation="true" chart:display-r-square="true" svg:x="1.805cm" svg:y="1.565cm"/>
            </chart:regression-curve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ResultatClassique.O1:ResultatClassique.O125</svg:desc>
                </draw:g>
              </table:table-cell>
              <table:table-cell office:value-type="float" office:value="0.000558">
                <text:p>0.000558</text:p>
                <draw:g>
                  <svg:desc>ResultatClassique.P1:ResultatClassique.P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144">
                <text:p>262144</text:p>
              </table:table-cell>
              <table:table-cell office:value-type="float" office:value="0.000338">
                <text:p>0.000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144">
                <text:p>262144</text:p>
              </table:table-cell>
              <table:table-cell office:value-type="float" office:value="0.000355">
                <text:p>0.000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144">
                <text:p>262144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144">
                <text:p>262144</text:p>
              </table:table-cell>
              <table:table-cell office:value-type="float" office:value="0.000343">
                <text:p>0.00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144">
                <text:p>262144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144">
                <text:p>262144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2144">
                <text:p>262144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0.000517">
                <text:p>0.000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144">
                <text:p>262144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144">
                <text:p>262144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144">
                <text:p>262144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000378">
                <text:p>0.000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144">
                <text:p>262144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144">
                <text:p>262144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144">
                <text:p>262144</text:p>
              </table:table-cell>
              <table:table-cell office:value-type="float" office:value="0.000471">
                <text:p>0.000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144">
                <text:p>262144</text:p>
              </table:table-cell>
              <table:table-cell office:value-type="float" office:value="0.000357">
                <text:p>0.0003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144">
                <text:p>262144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144">
                <text:p>262144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97152">
                <text:p>2097152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7152">
                <text:p>2097152</text:p>
              </table:table-cell>
              <table:table-cell office:value-type="float" office:value="0.005042">
                <text:p>0.005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7152">
                <text:p>2097152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7152">
                <text:p>2097152</text:p>
              </table:table-cell>
              <table:table-cell office:value-type="float" office:value="0.004107">
                <text:p>0.004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7152">
                <text:p>2097152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7152">
                <text:p>2097152</text:p>
              </table:table-cell>
              <table:table-cell office:value-type="float" office:value="0.003708">
                <text:p>0.003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7152">
                <text:p>2097152</text:p>
              </table:table-cell>
              <table:table-cell office:value-type="float" office:value="0.002957">
                <text:p>0.0029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97152">
                <text:p>2097152</text:p>
              </table:table-cell>
              <table:table-cell office:value-type="float" office:value="0.00301">
                <text:p>0.00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7152">
                <text:p>2097152</text:p>
              </table:table-cell>
              <table:table-cell office:value-type="float" office:value="0.004269">
                <text:p>0.004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7152">
                <text:p>2097152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97152">
                <text:p>2097152</text:p>
              </table:table-cell>
              <table:table-cell office:value-type="float" office:value="0.00338">
                <text:p>0.00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7152">
                <text:p>2097152</text:p>
              </table:table-cell>
              <table:table-cell office:value-type="float" office:value="0.002994">
                <text:p>0.002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97152">
                <text:p>2097152</text:p>
              </table:table-cell>
              <table:table-cell office:value-type="float" office:value="0.003023">
                <text:p>0.003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7152">
                <text:p>2097152</text:p>
              </table:table-cell>
              <table:table-cell office:value-type="float" office:value="0.004012">
                <text:p>0.004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7152">
                <text:p>2097152</text:p>
              </table:table-cell>
              <table:table-cell office:value-type="float" office:value="0.003491">
                <text:p>0.003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97152">
                <text:p>2097152</text:p>
              </table:table-cell>
              <table:table-cell office:value-type="float" office:value="0.00305">
                <text:p>0.00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7152">
                <text:p>2097152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97152">
                <text:p>2097152</text:p>
              </table:table-cell>
              <table:table-cell office:value-type="float" office:value="0.00304">
                <text:p>0.00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97152">
                <text:p>2097152</text:p>
              </table:table-cell>
              <table:table-cell office:value-type="float" office:value="0.003536">
                <text:p>0.003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97152">
                <text:p>2097152</text:p>
              </table:table-cell>
              <table:table-cell office:value-type="float" office:value="0.003212">
                <text:p>0.003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97152">
                <text:p>2097152</text:p>
              </table:table-cell>
              <table:table-cell office:value-type="float" office:value="0.004145">
                <text:p>0.004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7152">
                <text:p>2097152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7152">
                <text:p>2097152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97152">
                <text:p>2097152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7152">
                <text:p>2097152</text:p>
              </table:table-cell>
              <table:table-cell office:value-type="float" office:value="0.003255">
                <text:p>0.003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777216">
                <text:p>16777216</text:p>
              </table:table-cell>
              <table:table-cell office:value-type="float" office:value="0.036068">
                <text:p>0.03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777216">
                <text:p>16777216</text:p>
              </table:table-cell>
              <table:table-cell office:value-type="float" office:value="0.035885">
                <text:p>0.035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777216">
                <text:p>16777216</text:p>
              </table:table-cell>
              <table:table-cell office:value-type="float" office:value="0.033394">
                <text:p>0.0333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777216">
                <text:p>16777216</text:p>
              </table:table-cell>
              <table:table-cell office:value-type="float" office:value="0.033386">
                <text:p>0.0333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77216">
                <text:p>16777216</text:p>
              </table:table-cell>
              <table:table-cell office:value-type="float" office:value="0.036527">
                <text:p>0.036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77216">
                <text:p>16777216</text:p>
              </table:table-cell>
              <table:table-cell office:value-type="float" office:value="0.032296">
                <text:p>0.032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777216">
                <text:p>16777216</text:p>
              </table:table-cell>
              <table:table-cell office:value-type="float" office:value="0.040517">
                <text:p>0.040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777216">
                <text:p>16777216</text:p>
              </table:table-cell>
              <table:table-cell office:value-type="float" office:value="0.032131">
                <text:p>0.03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77216">
                <text:p>16777216</text:p>
              </table:table-cell>
              <table:table-cell office:value-type="float" office:value="0.033523">
                <text:p>0.033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77216">
                <text:p>16777216</text:p>
              </table:table-cell>
              <table:table-cell office:value-type="float" office:value="0.031963">
                <text:p>0.031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777216">
                <text:p>16777216</text:p>
              </table:table-cell>
              <table:table-cell office:value-type="float" office:value="0.034151">
                <text:p>0.034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777216">
                <text:p>16777216</text:p>
              </table:table-cell>
              <table:table-cell office:value-type="float" office:value="0.037763">
                <text:p>0.037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77216">
                <text:p>16777216</text:p>
              </table:table-cell>
              <table:table-cell office:value-type="float" office:value="0.034424">
                <text:p>0.034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77216">
                <text:p>16777216</text:p>
              </table:table-cell>
              <table:table-cell office:value-type="float" office:value="0.034908">
                <text:p>0.034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77216">
                <text:p>16777216</text:p>
              </table:table-cell>
              <table:table-cell office:value-type="float" office:value="0.035045">
                <text:p>0.035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777216">
                <text:p>16777216</text:p>
              </table:table-cell>
              <table:table-cell office:value-type="float" office:value="0.038486">
                <text:p>0.038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77216">
                <text:p>16777216</text:p>
              </table:table-cell>
              <table:table-cell office:value-type="float" office:value="0.032935">
                <text:p>0.0329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777216">
                <text:p>16777216</text:p>
              </table:table-cell>
              <table:table-cell office:value-type="float" office:value="0.035577">
                <text:p>0.035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777216">
                <text:p>16777216</text:p>
              </table:table-cell>
              <table:table-cell office:value-type="float" office:value="0.035866">
                <text:p>0.0358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777216">
                <text:p>16777216</text:p>
              </table:table-cell>
              <table:table-cell office:value-type="float" office:value="0.033368">
                <text:p>0.0333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77216">
                <text:p>16777216</text:p>
              </table:table-cell>
              <table:table-cell office:value-type="float" office:value="0.038602">
                <text:p>0.038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77216">
                <text:p>16777216</text:p>
              </table:table-cell>
              <table:table-cell office:value-type="float" office:value="0.037481">
                <text:p>0.037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77216">
                <text:p>16777216</text:p>
              </table:table-cell>
              <table:table-cell office:value-type="float" office:value="0.033813">
                <text:p>0.033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77216">
                <text:p>16777216</text:p>
              </table:table-cell>
              <table:table-cell office:value-type="float" office:value="0.035745">
                <text:p>0.0357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77216">
                <text:p>16777216</text:p>
              </table:table-cell>
              <table:table-cell office:value-type="float" office:value="0.031488">
                <text:p>0.031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34437">
                <text:p>0.334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18539">
                <text:p>0.318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34636">
                <text:p>0.334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39311">
                <text:p>0.339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49184">
                <text:p>0.349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29086">
                <text:p>0.329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34315">
                <text:p>0.3343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88322">
                <text:p>0.388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31753">
                <text:p>0.331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53459">
                <text:p>0.353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11698">
                <text:p>0.311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22906">
                <text:p>0.322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25344">
                <text:p>0.325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18317">
                <text:p>0.318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25312">
                <text:p>0.3253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75608">
                <text:p>0.375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217728">
                <text:p>134217728</text:p>
              </table:table-cell>
              <table:table-cell office:value-type="float" office:value="0.40322">
                <text:p>0.403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78318">
                <text:p>0.378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57308">
                <text:p>0.357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44898">
                <text:p>0.344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4217728">
                <text:p>134217728</text:p>
              </table:table-cell>
              <table:table-cell office:value-type="float" office:value="0.427628">
                <text:p>0.4276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74505">
                <text:p>0.374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55364">
                <text:p>0.355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55903">
                <text:p>0.3559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217728">
                <text:p>134217728</text:p>
              </table:table-cell>
              <table:table-cell office:value-type="float" office:value="0.34418">
                <text:p>0.344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12431">
                <text:p>3.12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3741824">
                <text:p>1073741824</text:p>
              </table:table-cell>
              <table:table-cell office:value-type="float" office:value="4.13549">
                <text:p>4.135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19366">
                <text:p>3.193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3741824">
                <text:p>1073741824</text:p>
              </table:table-cell>
              <table:table-cell office:value-type="float" office:value="5.11465">
                <text:p>5.114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71484">
                <text:p>3.71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3741824">
                <text:p>1073741824</text:p>
              </table:table-cell>
              <table:table-cell office:value-type="float" office:value="4.50766">
                <text:p>4.507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70511">
                <text:p>3.705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33338">
                <text:p>3.33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15373">
                <text:p>3.153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80476">
                <text:p>3.80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91991">
                <text:p>3.91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3741824">
                <text:p>1073741824</text:p>
              </table:table-cell>
              <table:table-cell office:value-type="float" office:value="4.12195">
                <text:p>4.121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3741824">
                <text:p>1073741824</text:p>
              </table:table-cell>
              <table:table-cell office:value-type="float" office:value="4.23473">
                <text:p>4.234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12522">
                <text:p>3.12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14688">
                <text:p>3.14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15313">
                <text:p>3.15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12104">
                <text:p>3.12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21961">
                <text:p>3.219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63718">
                <text:p>3.637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62177">
                <text:p>3.62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73741824">
                <text:p>1073741824</text:p>
              </table:table-cell>
              <table:table-cell office:value-type="float" office:value="5.25491">
                <text:p>5.254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53652">
                <text:p>3.536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18964">
                <text:p>3.189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3741824">
                <text:p>1073741824</text:p>
              </table:table-cell>
              <table:table-cell office:value-type="float" office:value="3.69303">
                <text:p>3.69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37cm" svg:y="0.316cm" chart:style-name="ch2">
          <text:p>Test de puissance de la multiplication conventionnelle</text:p>
        </chart:title>
        <chart:plot-area chart:style-name="ch3" table:cell-range-address="ResultatClassique.A1:ResultatClassique.B125" svg:x="1.331cm" svg:y="1.275cm" svg:width="14.349cm" svg:height="6.564cm">
          <chartooo:coordinate-region svg:x="2.058cm" svg:y="1.474cm" svg:width="13.29cm" svg:height="6.166cm"/>
          <chart:axis chart:dimension="x" chart:name="primary-x" chart:style-name="ch4">
            <chart:title svg:x="6.265cm" svg:y="8.019cm" chart:style-name="ch5">
              <text:p>Log(Dimension des matrices)</text:p>
            </chart:title>
          </chart:axis>
          <chart:axis chart:dimension="y" chart:name="primary-y" chart:style-name="ch4">
            <chart:title svg:x="0.451cm" svg:y="5.461cm" chart:style-name="ch6">
              <text:p>Log(temps)</text:p>
            </chart:title>
            <chart:grid chart:style-name="ch7" chart:class="major"/>
          </chart:axis>
          <chart:series chart:style-name="ch8" chart:values-cell-range-address="ResultatClassique.B1:ResultatClassique.B125" chart:class="chart:scatter">
            <chart:domain table:cell-range-address="ResultatClassique.A1:ResultatClassique.A125"/>
            <chart:regression-curve chart:style-name="ch9">
              <chart:equation chart:display-equation="true" chart:display-r-square="true" svg:x="2.068cm" svg:y="1.404cm"/>
            </chart:regression-curve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ResultatClassique.A1:ResultatClassique.A125</svg:desc>
                </draw:g>
              </table:table-cell>
              <table:table-cell office:value-type="float" office:value="-10.8074472575">
                <text:p>-10.8074472575</text:p>
                <draw:g>
                  <svg:desc>ResultatClassique.B1:ResultatClassique.B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11.530689133">
                <text:p>-11.530689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1.4198159156">
                <text:p>-11.4198159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1.4598933549">
                <text:p>-11.4598933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11.3503679874">
                <text:p>-11.3503679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1.137152703">
                <text:p>-11.137152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1.5137160544">
                <text:p>-11.513716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11.5095038032">
                <text:p>-11.5095038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11.439715473">
                <text:p>-11.439715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-11.5221776332">
                <text:p>-11.5221776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-11.3316557271">
                <text:p>-11.3316557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11.5221776332">
                <text:p>-11.5221776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11.5053038146">
                <text:p>-11.5053038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-10.917548099">
                <text:p>-10.917548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11.4357135424">
                <text:p>-11.4357135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-11.5179406403">
                <text:p>-11.5179406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11.5264271062">
                <text:p>-11.5264271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-11.5179406403">
                <text:p>-11.5179406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-11.3693261451">
                <text:p>-11.3693261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-11.5221776332">
                <text:p>-11.5221776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-11.5221776332">
                <text:p>-11.5221776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-11.0519853197">
                <text:p>-11.0519853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-11.4517883053">
                <text:p>-11.4517883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-11.5053038146">
                <text:p>-11.5053038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-11.1600790998">
                <text:p>-11.1600790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-8.2108967825">
                <text:p>-8.2108967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-7.6317881665">
                <text:p>-7.6317881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-8.2229157336">
                <text:p>-8.2229157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-7.9276993373">
                <text:p>-7.9276993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-8.1461161012">
                <text:p>-8.1461161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-8.0751430407">
                <text:p>-8.0751430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-8.4016500412">
                <text:p>-8.4016500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-8.3760207977">
                <text:p>-8.3760207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-7.8718861221">
                <text:p>-7.8718861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-8.3928946162">
                <text:p>-8.3928946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-8.2087610382">
                <text:p>-8.2087610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-8.3837100633">
                <text:p>-8.3837100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-8.3698033057">
                <text:p>-8.3698033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-7.9614626787">
                <text:p>-7.9614626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-8.1621439278">
                <text:p>-8.1621439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8.356975042">
                <text:p>-8.356975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8.3522526317">
                <text:p>-8.3522526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8.361712961">
                <text:p>-8.361712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-8.1436660099">
                <text:p>-8.1436660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-8.2823123918">
                <text:p>-8.2823123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-7.9144121829">
                <text:p>-7.9144121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-8.2190415689">
                <text:p>-8.2190415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-8.019427713">
                <text:p>-8.019427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-8.2186117476">
                <text:p>-8.2186117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-8.2631267413">
                <text:p>-8.2631267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-4.793136763">
                <text:p>-4.793136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-4.8004752691">
                <text:p>-4.8004752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-4.9042672771">
                <text:p>-4.9042672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-4.9046129363">
                <text:p>-4.9046129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-4.7748929212">
                <text:p>-4.7748929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-4.9525006978">
                <text:p>-4.95250069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-4.6253288331">
                <text:p>-4.6253288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-4.9598903079">
                <text:p>-4.9598903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-4.898704927">
                <text:p>-4.898704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-4.9674533659">
                <text:p>-4.9674533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-4.871928366">
                <text:p>-4.8719283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-4.7268828087">
                <text:p>-4.7268828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-4.8604414444">
                <text:p>-4.860441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-4.8402984875">
                <text:p>-4.8402984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-4.8346475655">
                <text:p>-4.8346475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-4.6995224558">
                <text:p>-4.6995224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-4.9242346397">
                <text:p>-4.92423463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-4.8129113281">
                <text:p>-4.8129113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-4.8012393339">
                <text:p>-4.80123933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-4.9053909724">
                <text:p>-4.9053909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-4.6951805932">
                <text:p>-4.6951805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-4.7376967449">
                <text:p>-4.73769674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-4.8862781672">
                <text:p>-4.8862781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-4.8061147375">
                <text:p>-4.8061147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-4.989054064">
                <text:p>-4.9890540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-1.580193628">
                <text:p>-1.580193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-1.6504580767">
                <text:p>-1.65045807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-1.5793354366">
                <text:p>-1.57933543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  <table:table-cell office:value-type="float" office:value="-1.5593198939">
                <text:p>-1.5593198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-1.5179406403">
                <text:p>-1.5179406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-1.6034634424">
                <text:p>-1.60346344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-1.5807200078">
                <text:p>-1.58072000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-1.3646746509">
                <text:p>-1.3646746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-1.5918185831">
                <text:p>-1.59181858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-1.5003852177">
                <text:p>-1.5003852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-1.6817791969">
                <text:p>-1.681779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-1.6308138466">
                <text:p>-1.63081384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-1.6199621471">
                <text:p>-1.61996214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-1.6514638875">
                <text:p>-1.6514638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1.6201040539">
                <text:p>-1.6201040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1.4127003039">
                <text:p>-1.4127003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-1.3103608956">
                <text:p>-1.31036089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-1.4023286748">
                <text:p>-1.4023286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-1.4847598792">
                <text:p>-1.4847598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-1.535758332">
                <text:p>-1.535758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-1.2255717747">
                <text:p>-1.22557177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-1.4169431147">
                <text:p>-1.41694311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-1.4926305577">
                <text:p>-1.49263055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-1.4904440011">
                <text:p>-1.4904440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-1.5387648288">
                <text:p>-1.53876482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.6435376075">
                <text:p>1.64353760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2.0480582795">
                <text:p>2.04805827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.6752107303">
                <text:p>1.67521073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2.3546355185">
                <text:p>2.35463551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1.6078629028">
                <text:p>1.60786290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1.8933000745">
                <text:p>1.89330007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2.1723787012">
                <text:p>2.17237870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1.8895163749">
                <text:p>1.8895163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.7369857918">
                <text:p>1.73698579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1.6570591521">
                <text:p>1.65705915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1.927805453">
                <text:p>1.927805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1.9708205309">
                <text:p>1.97082053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2.0433270048">
                <text:p>2.04332700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2.0822699884">
                <text:p>2.0822699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.6439577519">
                <text:p>1.6439577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1.6539221654">
                <text:p>1.65392216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1.6567846519">
                <text:p>1.6567846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1.6420268473">
                <text:p>1.64202684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1.6868859414">
                <text:p>1.6868859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.8628203249">
                <text:p>1.86282032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.856694931">
                <text:p>1.8566949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2.3936660556">
                <text:p>2.3936660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1.8223304202">
                <text:p>1.82233042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1.6733936028">
                <text:p>1.67339360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1.8848049822">
                <text:p>1.88480498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